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Liberation Serif5" svg:font-family="'Liberation Serif'" style:font-adornments="Regular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1" svg:font-family="'IPH Lib Serif'" style:font-adornments="Regular" style:font-pitch="variable"/>
    <style:font-face style:name="IPH Lib Serif2" svg:font-family="'IPH Lib Serif'" style:font-adornments="Обычный" style:font-pitch="variable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IPH Lib Serif" svg:font-family="'IPH Lib Serif'" style:font-family-generic="roman" style:font-pitch="variable"/>
    <style:font-face style:name="Liberation Sans" svg:font-family="'Liberation Sans'" style:font-family-generic="roman" style:font-pitch="variable"/>
    <style:font-face style:name="Liberation Serif3" svg:font-family="'Liberation Serif'" style:font-family-generic="roman" style:font-pitch="variable"/>
    <style:font-face style:name="Liberation Serif4" svg:font-family="'Liberation Serif'" style:font-adornments="Обычный" style:font-family-generic="roman" style:font-pitch="variable"/>
    <style:font-face style:name="Calibri" svg:font-family="Calibri, 'Trebuchet MS'" style:font-family-generic="swiss" style:font-pitch="variable"/>
    <style:font-face style:name="Arial Unicode MS" svg:font-family="'Arial Unicode MS'" style:font-family-generic="system" style:font-pitch="variable"/>
    <style:font-face style:name="Calibri Greek" svg:font-family="'Calibri Greek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50" style:family="table" style:master-page-name="Титул_20_русский">
      <style:table-properties style:width="131mm" style:rel-width="100%" style:page-number="auto" fo:break-before="auto" fo:break-after="auto" table:align="center" style:writing-mode="page"/>
    </style:style>
    <style:style style:name="Таблица50.A" style:family="table-column">
      <style:table-column-properties style:column-width="131mm" style:rel-column-width="7371*"/>
    </style:style>
    <style:style style:name="Таблица50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1" style:family="table">
      <style:table-properties style:width="131mm" style:rel-width="100%" fo:break-before="auto" fo:break-after="auto" table:align="center" fo:keep-with-next="auto" style:may-break-between-rows="true" style:writing-mode="page" table:border-model="collapsing"/>
    </style:style>
    <style:style style:name="Таблица1.A" style:family="table-column">
      <style:table-column-properties style:column-width="65.48mm" style:rel-column-width="3684*"/>
    </style:style>
    <style:style style:name="Таблица1.B" style:family="table-column">
      <style:table-column-properties style:column-width="65.53mm" style:rel-column-width="368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transparent" fo:padding-left="0mm" fo:padding-right="0mm" fo:padding-top="1.5mm" fo:padding-bottom="0mm" fo:border-left="none" fo:border-right="none" fo:border-top="0.55pt solid #000000" fo:border-bottom="none" style:writing-mode="page">
        <style:background-image/>
      </style:table-cell-properties>
    </style:style>
    <style:style style:name="Таблица1.B1" style:family="table-cell">
      <style:table-cell-properties style:vertical-align="" fo:background-color="transparent" fo:padding-left="0mm" fo:padding-right="0mm" fo:padding-top="1.5mm" fo:padding-bottom="0mm" fo:border-left="0.55pt solid #000000" fo:border-right="none" fo:border-top="0.55pt solid #000000" fo:border-bottom="none" style:writing-mode="page">
        <style:background-image/>
      </style:table-cell-properties>
    </style:style>
    <style:style style:name="Таблица51" style:family="table" style:master-page-name="Титул_20_английский">
      <style:table-properties style:width="131mm" style:rel-width="100%" style:page-number="auto" fo:break-before="auto" fo:break-after="auto" table:align="center" style:writing-mode="page"/>
    </style:style>
    <style:style style:name="Таблица51.A" style:family="table-column">
      <style:table-column-properties style:column-width="131mm" style:rel-column-width="7371*"/>
    </style:style>
    <style:style style:name="Таблица51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2" style:family="table">
      <style:table-properties style:width="131mm" style:rel-width="100%" fo:break-before="auto" fo:break-after="auto" table:align="center" fo:keep-with-next="auto" style:may-break-between-rows="true" style:writing-mode="page" table:border-model="collapsing"/>
    </style:style>
    <style:style style:name="Таблица2.A" style:family="table-column">
      <style:table-column-properties style:column-width="65.48mm" style:rel-column-width="3684*"/>
    </style:style>
    <style:style style:name="Таблица2.B" style:family="table-column">
      <style:table-column-properties style:column-width="65.53mm" style:rel-column-width="3687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background-color="transparent" fo:padding-left="0mm" fo:padding-right="0mm" fo:padding-top="1.5mm" fo:padding-bottom="0mm" fo:border-left="none" fo:border-right="none" fo:border-top="0.55pt solid #000000" fo:border-bottom="none" style:writing-mode="page">
        <style:background-image/>
      </style:table-cell-properties>
    </style:style>
    <style:style style:name="Таблица2.B1" style:family="table-cell">
      <style:table-cell-properties style:vertical-align="" fo:background-color="transparent" fo:padding-left="0mm" fo:padding-right="0mm" fo:padding-top="1.5mm" fo:padding-bottom="0mm" fo:border-left="0.55pt solid #000000" fo:border-right="none" fo:border-top="0.55pt solid #000000" fo:border-bottom="none" style:writing-mode="page">
        <style:background-image/>
      </style:table-cell-properties>
    </style:style>
    <style:style style:name="P1" style:family="paragraph" style:parent-style-name="Первая_20_страница">
      <style:paragraph-properties fo:margin-top="0mm" fo:margin-bottom="0mm" loext:contextual-spacing="false" fo:line-height="100%"/>
      <style:text-properties fo:font-size="10pt" officeooo:rsid="01695a52" officeooo:paragraph-rsid="01695a52" style:font-size-asian="10pt" style:font-size-complex="10pt"/>
    </style:style>
    <style:style style:name="P2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2e41d" officeooo:paragraph-rsid="0152e41d" style:font-weight-asian="bold" style:font-weight-complex="bold"/>
    </style:style>
    <style:style style:name="P3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P4" style:family="paragraph" style:parent-style-name="Standard">
      <style:paragraph-properties fo:margin-top="0mm" fo:margin-bottom="0mm" loext:contextual-spacing="false" fo:line-height="3mm" fo:text-align="center" style:justify-single-word="false" style:writing-mode="page"/>
      <style:text-properties fo:font-size="9pt" officeooo:rsid="016baf6f" officeooo:paragraph-rsid="016baf6f" style:font-size-asian="9pt" style:font-size-complex="9pt"/>
    </style:style>
    <style:style style:name="P5" style:family="paragraph" style:parent-style-name="Standard">
      <style:paragraph-properties fo:margin-top="0mm" fo:margin-bottom="0mm" loext:contextual-spacing="false" fo:line-height="3mm" fo:text-align="center" style:justify-single-word="false" style:writing-mode="page"/>
      <style:text-properties fo:font-size="9pt" officeooo:rsid="01829447" officeooo:paragraph-rsid="01b1ccdc" style:font-size-asian="9pt" style:font-size-complex="9pt"/>
    </style:style>
    <style:style style:name="P6" style:family="paragraph" style:parent-style-name="Text_20_body">
      <style:paragraph-properties fo:margin-top="0mm" fo:margin-bottom="0mm" loext:contextual-spacing="false" fo:line-height="4.2mm"/>
      <style:text-properties style:font-name="Liberation Serif3" fo:font-size="10pt" fo:font-weight="bold" officeooo:paragraph-rsid="01bacb8f" style:font-size-asian="10pt" style:font-weight-asian="bold" style:font-size-complex="10pt" style:font-weight-complex="bold"/>
    </style:style>
    <style:style style:name="P7" style:family="paragraph" style:parent-style-name="Первая_20_страница">
      <style:paragraph-properties fo:line-height="100%"/>
      <style:text-properties fo:font-size="10pt" officeooo:rsid="01695a52" officeooo:paragraph-rsid="01695a52" style:font-size-asian="10pt" style:font-size-complex="10pt"/>
    </style:style>
    <style:style style:name="P8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P9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P10" style:family="paragraph" style:parent-style-name="Footer">
      <style:text-properties fo:font-size="8pt" officeooo:paragraph-rsid="01a08e99" style:font-size-asian="8pt" style:font-size-complex="8pt"/>
    </style:style>
    <style:style style:name="P11" style:family="paragraph" style:parent-style-name="Первая_20_страница" style:master-page-name="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style:page-number="auto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officeooo:rsid="01695a52" officeooo:paragraph-rsid="01829447" style:font-size-asian="10pt" style:font-size-complex="10pt"/>
    </style:style>
    <style:style style:name="P12" style:family="paragraph" style:parent-style-name="Первая_20_страница" style:master-page-name="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style:page-number="auto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officeooo:rsid="01695a52" officeooo:paragraph-rsid="01b1c745" style:font-size-asian="10pt" style:font-size-complex="10pt"/>
    </style:style>
    <style:style style:name="P13" style:family="paragraph" style:parent-style-name="Первая_20_страница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officeooo:paragraph-rsid="01829447"/>
    </style:style>
    <style:style style:name="P14" style:family="paragraph" style:parent-style-name="Первая_20_страница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officeooo:rsid="01695a52" officeooo:paragraph-rsid="01b1c745" style:font-size-asian="10pt" style:font-size-complex="10pt"/>
    </style:style>
    <style:style style:name="P15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P1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919272" style:font-size-asian="8pt" style:font-style-asian="normal" style:font-size-complex="8pt"/>
    </style:style>
    <style:style style:name="P17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P18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officeooo:paragraph-rsid="018a1a2d" style:font-size-asian="8pt" style:font-size-complex="8pt"/>
    </style:style>
    <style:style style:name="P19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officeooo:paragraph-rsid="015acfd1" style:font-size-asian="8pt" style:font-size-complex="8pt"/>
    </style:style>
    <style:style style:name="P20" style:family="paragraph" style:parent-style-name="Text_20_body">
      <style:paragraph-properties fo:margin-left="0mm" fo:margin-right="0mm" fo:margin-top="6.6mm" fo:margin-bottom="4.39mm" loext:contextual-spacing="false" fo:line-height="4.2mm" fo:text-align="center" style:justify-single-word="false" fo:text-indent="0mm" style:auto-text-indent="false"/>
      <style:text-properties style:font-name="Liberation Serif3" fo:font-size="10pt" fo:font-weight="bold" officeooo:paragraph-rsid="01bacb8f" style:font-size-asian="10pt" style:font-weight-asian="bold" style:font-size-complex="10pt"/>
    </style:style>
    <style:style style:name="P21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P22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P23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P24" style:family="paragraph" style:parent-style-name="Table_20_Contents">
      <style:paragraph-properties fo:line-height="100%" fo:text-align="end" style:justify-single-word="false"/>
      <style:text-properties fo:font-size="8pt" officeooo:paragraph-rsid="018a1a2d" style:font-size-asian="8pt" style:font-size-complex="8pt"/>
    </style:style>
    <style:style style:name="P25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officeooo:paragraph-rsid="01a0a580"/>
    </style:style>
    <style:style style:name="P26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ac2ec0" style:font-style-asian="normal" style:font-style-complex="normal"/>
    </style:style>
    <style:style style:name="P27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ize="11pt" fo:font-style="normal" officeooo:rsid="013adaa1" officeooo:paragraph-rsid="01a0a580" style:font-size-asian="11pt" style:font-style-asian="normal" style:font-size-complex="11pt" style:font-style-complex="normal"/>
    </style:style>
    <style:style style:name="P28" style:family="paragraph" style:parent-style-name="Верхний_20_колонтитул_20_ле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officeooo:paragraph-rsid="01a0a580"/>
    </style:style>
    <style:style style:name="P29" style:family="paragraph" style:parent-style-name="Standard">
      <style:paragraph-properties fo:margin-top="3mm" fo:margin-bottom="0mm" loext:contextual-spacing="false" fo:line-height="100%" fo:text-align="center" style:justify-single-word="false" style:writing-mode="page"/>
      <style:text-properties fo:text-transform="uppercase" fo:font-size="11pt" fo:font-weight="bold" officeooo:paragraph-rsid="01a6d011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top="3mm" fo:margin-bottom="0mm" loext:contextual-spacing="false" fo:line-height="100%" fo:text-align="center" style:justify-single-word="false" style:writing-mode="page"/>
      <style:text-properties fo:text-transform="uppercase" fo:font-size="11pt" fo:font-weight="bold" officeooo:rsid="01829447" officeooo:paragraph-rsid="01a6d011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top="4.8mm" fo:margin-bottom="1.8mm" loext:contextual-spacing="false" fo:line-height="6.17mm" fo:text-align="center" style:justify-single-word="false" style:writing-mode="page"/>
      <style:text-properties fo:font-size="9pt" fo:font-style="normal" fo:font-weight="bold" officeooo:paragraph-rsid="006dabb6" style:font-size-asian="9pt" style:font-style-asian="normal" style:font-weight-asian="bold" style:font-size-complex="9pt" style:font-style-complex="normal" style:font-weight-complex="bold"/>
    </style:style>
    <style:style style:name="P32" style:family="paragraph" style:parent-style-name="Standard">
      <style:paragraph-properties fo:margin-top="4.8mm" fo:margin-bottom="1.8mm" loext:contextual-spacing="false" fo:line-height="6.17mm" fo:text-align="center" style:justify-single-word="false" style:writing-mode="page"/>
      <style:text-properties fo:font-size="9pt" fo:font-style="normal" fo:font-weight="bold" officeooo:rsid="01829447" officeooo:paragraph-rsid="01829447" style:font-size-asian="9pt" style:font-style-asian="normal" style:font-weight-asian="bold" style:font-size-complex="9pt" style:font-style-complex="normal" style:font-weight-complex="bold"/>
    </style:style>
    <style:style style:name="P33" style:family="paragraph" style:parent-style-name="Редколлегия">
      <style:text-properties officeooo:rsid="0184a2fd" officeooo:paragraph-rsid="0184a2fd"/>
    </style:style>
    <style:style style:name="P34" style:family="paragraph" style:parent-style-name="Редколлегия">
      <style:text-properties officeooo:rsid="0184a2fd" officeooo:paragraph-rsid="01b1ccdc"/>
    </style:style>
    <style:style style:name="P35" style:family="paragraph" style:parent-style-name="Редколлегия">
      <style:text-properties officeooo:rsid="0184a2fd" officeooo:paragraph-rsid="01b2da9b"/>
    </style:style>
    <style:style style:name="P36" style:family="paragraph" style:parent-style-name="Редколлегия">
      <style:text-properties officeooo:paragraph-rsid="01b1ccdc"/>
    </style:style>
    <style:style style:name="P37" style:family="paragraph" style:parent-style-name="Редколлегия">
      <style:text-properties officeooo:paragraph-rsid="01b2da9b"/>
    </style:style>
    <style:style style:name="P38" style:family="paragraph" style:parent-style-name="Редколлегия">
      <style:paragraph-properties fo:margin-top="0mm" fo:margin-bottom="14.01mm" loext:contextual-spacing="false"/>
    </style:style>
    <style:style style:name="P39" style:family="paragraph" style:parent-style-name="Редколлегия">
      <style:paragraph-properties fo:margin-top="0mm" fo:margin-bottom="14.01mm" loext:contextual-spacing="false"/>
      <style:text-properties officeooo:rsid="0184a2fd" officeooo:paragraph-rsid="01b2da9b"/>
    </style:style>
    <style:style style:name="P40" style:family="paragraph" style:parent-style-name="Standard">
      <loext:graphic-properties draw:fill-image-width="0mm" draw:fill-image-height="0mm"/>
      <style:paragraph-properties fo:margin-top="3.49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695a52" officeooo:paragraph-rsid="01a6d011" style:font-size-asian="24pt" style:font-weight-asian="bold" style:font-size-complex="24pt" style:font-weight-complex="bold"/>
    </style:style>
    <style:style style:name="P41" style:family="paragraph" style:parent-style-name="Standard">
      <loext:graphic-properties draw:fill-image-width="0mm" draw:fill-image-height="0mm"/>
      <style:paragraph-properties fo:margin-top="3.49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829447" officeooo:paragraph-rsid="01a6d011" style:font-size-asian="24pt" style:font-weight-asian="bold" style:font-size-complex="24pt" style:font-weight-complex="bold"/>
    </style:style>
    <style:style style:name="P42" style:family="paragraph" style:parent-style-name="Standard">
      <style:paragraph-properties fo:margin-top="5.29mm" fo:margin-bottom="0mm" loext:contextual-spacing="false" fo:line-height="6.17mm" fo:text-align="center" style:justify-single-word="false" style:writing-mode="page"/>
      <style:text-properties fo:font-size="9pt" fo:font-weight="bold" officeooo:rsid="016baf6f" officeooo:paragraph-rsid="016baf6f" style:font-size-asian="9pt" style:font-weight-asian="bold" style:font-size-complex="9pt" style:font-weight-complex="bold"/>
    </style:style>
    <style:style style:name="P43" style:family="paragraph" style:parent-style-name="Standard">
      <style:paragraph-properties fo:margin-top="5.29mm" fo:margin-bottom="0mm" loext:contextual-spacing="false" fo:line-height="6.17mm" fo:text-align="center" style:justify-single-word="false" style:writing-mode="page"/>
      <style:text-properties officeooo:paragraph-rsid="01b1c745"/>
    </style:style>
    <style:style style:name="P44" style:family="paragraph" style:parent-style-name="Standard">
      <loext:graphic-properties draw:fill-image-width="0mm" draw:fill-image-height="0mm"/>
      <style:paragraph-properties fo:margin-top="3.9mm" fo:margin-bottom="1.5mm" loext:contextual-spacing="false" fo:line-height="100%" fo:text-align="center" style:justify-single-word="false" fo:padding="0m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Liberation Serif3" fo:font-size="12pt" fo:font-style="normal" fo:text-shadow="none" style:text-underline-style="none" fo:font-weight="bold" officeooo:rsid="0130c4b5" officeooo:paragraph-rsid="01a6d0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Standard">
      <loext:graphic-properties draw:fill-image-width="0mm" draw:fill-image-height="0mm"/>
      <style:paragraph-properties fo:margin-top="3mm" fo:margin-bottom="2.59mm" loext:contextual-spacing="false" fo:line-height="100%" fo:text-align="center" style:justify-single-word="false" fo:padding="0mm" fo:border="none" style:shadow="none" style:writing-mode="page"/>
      <style:text-properties fo:color="#000000" style:text-outline="false" style:text-line-through-style="none" style:text-line-through-type="none" style:font-name="Liberation Serif3" fo:font-size="12pt" fo:font-style="normal" fo:text-shadow="none" style:text-underline-style="none" fo:font-weight="normal" officeooo:paragraph-rsid="01a6d0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ext_20_body">
      <style:paragraph-properties fo:line-height="4.2mm"/>
      <style:text-properties style:font-name="Liberation Serif3" fo:font-size="10pt" officeooo:paragraph-rsid="01bacb8f" style:font-size-asian="10pt" style:font-size-complex="10pt"/>
    </style:style>
    <style:style style:name="P47" style:family="paragraph" style:parent-style-name="Text_20_body">
      <style:paragraph-properties fo:line-height="4.2mm"/>
      <style:text-properties style:font-name="Liberation Serif3" fo:font-size="10pt" officeooo:paragraph-rsid="01eb1f96" style:font-size-asian="10pt" style:font-size-complex="10pt"/>
    </style:style>
    <style:style style:name="P48" style:family="paragraph" style:parent-style-name="Text_20_body">
      <style:paragraph-properties fo:line-height="4.2mm"/>
      <style:text-properties style:font-name="Liberation Serif3" fo:font-size="10pt" officeooo:paragraph-rsid="01edf966" style:font-size-asian="10pt" style:font-size-complex="10pt"/>
    </style:style>
    <style:style style:name="P49" style:family="paragraph" style:parent-style-name="Text_20_body">
      <style:paragraph-properties fo:line-height="4.2mm"/>
      <style:text-properties style:font-name="Liberation Serif3" fo:font-size="10pt" fo:font-style="italic" fo:font-weight="bold" officeooo:paragraph-rsid="01bacb8f" style:font-size-asian="10pt" style:font-style-asian="italic" style:font-weight-asian="bold" style:font-size-complex="10pt" style:font-style-complex="italic" style:font-weight-complex="bold"/>
    </style:style>
    <style:style style:name="P50" style:family="paragraph" style:parent-style-name="Text_20_body">
      <style:paragraph-properties fo:line-height="4.2mm"/>
      <style:text-properties style:font-name="Liberation Serif3" fo:font-size="10pt" fo:font-style="italic" fo:font-weight="bold" officeooo:paragraph-rsid="01bacb8f" style:font-size-asian="10pt" style:font-style-asian="italic" style:font-weight-asian="bold" style:font-size-complex="10pt" style:font-weight-complex="bold"/>
    </style:style>
    <style:style style:name="P51" style:family="paragraph" style:parent-style-name="Text_20_body">
      <style:paragraph-properties fo:line-height="4.2mm"/>
      <style:text-properties style:font-name="Liberation Serif3" fo:font-size="10pt" fo:letter-spacing="-0.02mm" officeooo:paragraph-rsid="01bacb8f" style:font-size-asian="10pt" style:font-size-complex="10pt"/>
    </style:style>
    <style:style style:name="P52" style:family="paragraph" style:parent-style-name="Text_20_body">
      <style:paragraph-properties fo:line-height="4.2mm"/>
      <style:text-properties style:font-name="Liberation Serif3" fo:font-size="10pt" fo:letter-spacing="-0.04mm" officeooo:paragraph-rsid="01eb1f96" style:font-size-asian="10pt" style:font-size-complex="10pt"/>
    </style:style>
    <style:style style:name="P53" style:family="paragraph" style:parent-style-name="Text_20_body">
      <style:paragraph-properties fo:line-height="4.2mm"/>
      <style:text-properties style:font-name="Liberation Serif3" fo:letter-spacing="-0.04mm" officeooo:paragraph-rsid="01bacb8f"/>
    </style:style>
    <style:style style:name="P54" style:family="paragraph" style:parent-style-name="Text_20_body">
      <style:paragraph-properties fo:line-height="4.2mm"/>
      <style:text-properties style:font-name="Liberation Serif3" officeooo:paragraph-rsid="01bacb8f"/>
    </style:style>
    <style:style style:name="P55" style:family="paragraph" style:parent-style-name="Contents_20_1">
      <style:paragraph-properties>
        <style:tab-stops/>
      </style:paragraph-properties>
    </style:style>
    <style:style style:name="P56" style:family="paragraph" style:parent-style-name="Contents_20_1">
      <style:text-properties fo:background-color="transparent"/>
    </style:style>
    <style:style style:name="P57" style:family="paragraph" style:parent-style-name="Информация_20_о_20_журнале">
      <loext:graphic-properties draw:fill="none"/>
      <style:paragraph-properties fo:margin-left="0mm" fo:margin-right="1.5mm" fo:text-indent="0mm" style:auto-text-indent="false" fo:background-color="transparent" style:writing-mode="page"/>
      <style:text-properties style:font-name="Liberation Serif3" fo:font-size="8pt" style:font-size-asian="8pt" style:font-size-complex="8pt"/>
    </style:style>
    <style:style style:name="P58" style:family="paragraph" style:parent-style-name="Информация_20_о_20_журнале">
      <loext:graphic-properties draw:fill="none"/>
      <style:paragraph-properties fo:margin-left="0mm" fo:margin-right="1.5mm" fo:text-indent="0mm" style:auto-text-indent="false" fo:background-color="transparent" style:writing-mode="page"/>
      <style:text-properties style:font-name="Liberation Serif3" fo:font-size="8pt" style:font-size-asian="8pt" style:font-size-complex="8pt" style:text-scale="96%"/>
    </style:style>
    <style:style style:name="P59" style:family="paragraph" style:parent-style-name="Информация_20_о_20_журнале">
      <loext:graphic-properties draw:fill="none"/>
      <style:paragraph-properties fo:margin-left="0mm" fo:margin-right="1.5mm" fo:text-indent="0mm" style:auto-text-indent="false" fo:background-color="transparent" style:writing-mode="page"/>
      <style:text-properties style:font-name="Liberation Serif3" fo:font-size="8pt" fo:letter-spacing="0.05mm" officeooo:paragraph-rsid="01b31f6b" style:font-size-asian="8pt" style:font-size-complex="8pt"/>
    </style:style>
    <style:style style:name="P60" style:family="paragraph" style:parent-style-name="Информация_20_о_20_журнале">
      <style:paragraph-properties fo:margin-left="0mm" fo:margin-right="1.5mm" fo:text-indent="0mm" style:auto-text-indent="false" style:writing-mode="page"/>
      <style:text-properties style:font-name="Liberation Serif3" fo:font-size="8pt" fo:letter-spacing="normal" officeooo:paragraph-rsid="01888c1c" style:font-size-asian="8pt" style:font-size-complex="8pt"/>
    </style:style>
    <style:style style:name="P61" style:family="paragraph" style:parent-style-name="Информация_20_о_20_журнале">
      <loext:graphic-properties draw:fill="none"/>
      <style:paragraph-properties fo:margin-left="0mm" fo:margin-right="1.5mm" fo:text-indent="0mm" style:auto-text-indent="false" fo:background-color="transparent" style:writing-mode="page"/>
      <style:text-properties style:font-name="Liberation Serif3" fo:font-size="8pt" fo:letter-spacing="normal" officeooo:paragraph-rsid="01888c1c" style:font-size-asian="8pt" style:font-size-complex="8pt"/>
    </style:style>
    <style:style style:name="P62" style:family="paragraph" style:parent-style-name="Информация_20_о_20_журнале">
      <style:paragraph-properties fo:margin-left="0mm" fo:margin-right="1.5mm" fo:margin-top="0mm" fo:margin-bottom="0mm" loext:contextual-spacing="false" fo:text-indent="0mm" style:auto-text-indent="false" style:writing-mode="page"/>
      <style:text-properties style:font-name="Liberation Serif3" fo:font-size="8pt" fo:letter-spacing="normal" officeooo:paragraph-rsid="01888c1c" style:font-size-asian="8pt" style:font-size-complex="8pt" style:text-scale="92%"/>
    </style:style>
    <style:style style:name="P63" style:family="paragraph" style:parent-style-name="Информация_20_о_20_журнале">
      <loext:graphic-properties draw:fill="none"/>
      <style:paragraph-properties fo:margin-left="0mm" fo:margin-right="1.5mm" fo:margin-top="0mm" fo:margin-bottom="0mm" loext:contextual-spacing="false" fo:text-indent="0mm" style:auto-text-indent="false" fo:background-color="transparent" style:writing-mode="page"/>
      <style:text-properties style:font-name="Liberation Serif3" fo:font-size="8pt" fo:letter-spacing="0.05mm" style:font-size-asian="8pt" style:font-size-complex="8pt"/>
    </style:style>
    <style:style style:name="P64" style:family="paragraph" style:parent-style-name="Информация_20_о_20_журнале">
      <style:paragraph-properties fo:margin-left="0mm" fo:margin-right="1.5mm" fo:margin-top="1.01mm" fo:margin-bottom="0mm" loext:contextual-spacing="false" fo:text-indent="0mm" style:auto-text-indent="false" style:writing-mode="page"/>
      <style:text-properties style:font-name="Liberation Serif3" fo:font-size="8pt" fo:letter-spacing="normal" officeooo:paragraph-rsid="01888c1c" style:font-size-asian="8pt" style:font-size-complex="8pt"/>
    </style:style>
    <style:style style:name="P65" style:family="paragraph" style:parent-style-name="Информация_20_о_20_журнале">
      <style:paragraph-properties fo:margin-left="0mm" fo:margin-right="1.5mm" fo:margin-top="1.01mm" fo:margin-bottom="3mm" loext:contextual-spacing="false" fo:text-indent="0mm" style:auto-text-indent="false" style:writing-mode="page"/>
      <style:text-properties style:font-name="Liberation Serif3" fo:font-size="8pt" fo:letter-spacing="normal" officeooo:paragraph-rsid="01888c1c" style:font-size-asian="8pt" style:font-size-complex="8pt"/>
    </style:style>
    <style:style style:name="P66" style:family="paragraph" style:parent-style-name="Информация_20_о_20_журнале">
      <style:paragraph-properties fo:margin-left="1.5mm" fo:margin-right="0mm" fo:text-indent="0mm" style:auto-text-indent="false" style:writing-mode="page"/>
      <style:text-properties officeooo:paragraph-rsid="01b31f6b"/>
    </style:style>
    <style:style style:name="P67" style:family="paragraph" style:parent-style-name="Информация_20_о_20_журнале">
      <loext:graphic-properties draw:fill="none"/>
      <style:paragraph-properties fo:margin-left="1.5mm" fo:margin-right="0mm" fo:text-indent="0mm" style:auto-text-indent="false" fo:background-color="transparent" style:writing-mode="page"/>
      <style:text-properties style:font-name="Liberation Serif3" fo:font-size="8pt" style:font-size-asian="8pt" style:font-size-complex="8pt"/>
    </style:style>
    <style:style style:name="P68" style:family="paragraph" style:parent-style-name="Информация_20_о_20_журнале">
      <style:paragraph-properties fo:margin-left="1.5mm" fo:margin-right="0mm" fo:text-indent="0mm" style:auto-text-indent="false" style:writing-mode="page"/>
      <style:text-properties style:font-name="Liberation Serif3" fo:font-size="8pt" officeooo:rsid="0150feda" officeooo:paragraph-rsid="01888c1c" style:font-size-asian="8pt" style:font-size-complex="8pt"/>
    </style:style>
    <style:style style:name="P69" style:family="paragraph" style:parent-style-name="Информация_20_о_20_журнале">
      <style:paragraph-properties fo:margin-left="1.5mm" fo:margin-right="0mm" fo:text-indent="0mm" style:auto-text-indent="false" style:writing-mode="page"/>
      <style:text-properties officeooo:rsid="0150feda" officeooo:paragraph-rsid="01b5a047"/>
    </style:style>
    <style:style style:name="P70" style:family="paragraph" style:parent-style-name="Информация_20_о_20_журнале">
      <loext:graphic-properties draw:fill="none"/>
      <style:paragraph-properties fo:margin-left="1.5mm" fo:margin-right="0mm" fo:margin-top="0mm" fo:margin-bottom="0mm" loext:contextual-spacing="false" fo:text-indent="0mm" style:auto-text-indent="false" fo:background-color="transparent" style:writing-mode="page"/>
      <style:text-properties style:font-name="Liberation Serif3" fo:font-size="8pt" officeooo:paragraph-rsid="0171b06e" style:font-size-asian="8pt" style:font-size-complex="8pt"/>
    </style:style>
    <style:style style:name="P71" style:family="paragraph" style:parent-style-name="Информация_20_о_20_журнале">
      <loext:graphic-properties draw:fill="none"/>
      <style:paragraph-properties fo:margin-left="1.5mm" fo:margin-right="0mm" fo:margin-top="0mm" fo:margin-bottom="0mm" loext:contextual-spacing="false" fo:text-indent="0mm" style:auto-text-indent="false" fo:background-color="transparent" style:writing-mode="page"/>
      <style:text-properties style:font-name="Liberation Serif3" fo:font-size="8pt" officeooo:paragraph-rsid="01bd77ec" style:font-size-asian="8pt" style:font-size-complex="8pt"/>
    </style:style>
    <style:style style:name="P72" style:family="paragraph" style:parent-style-name="Информация_20_о_20_журнале">
      <style:paragraph-properties fo:margin-left="1.5mm" fo:margin-right="0mm" fo:margin-top="0mm" fo:margin-bottom="0mm" loext:contextual-spacing="false" fo:text-indent="0mm" style:auto-text-indent="false" style:writing-mode="page"/>
      <style:text-properties style:font-name="Liberation Serif3" fo:font-size="8pt" officeooo:rsid="0150feda" officeooo:paragraph-rsid="01bd77ec" style:font-size-asian="8pt" style:font-size-complex="8pt"/>
    </style:style>
    <style:style style:name="P73" style:family="paragraph" style:parent-style-name="Информация_20_о_20_журнале">
      <style:paragraph-properties fo:margin-left="1.5mm" fo:margin-right="0mm" fo:margin-top="0mm" fo:margin-bottom="1.01mm" loext:contextual-spacing="false" fo:text-indent="0mm" style:auto-text-indent="false" style:writing-mode="page"/>
      <style:text-properties style:font-name="Liberation Serif3" fo:font-size="8pt" officeooo:rsid="0150feda" officeooo:paragraph-rsid="01888c1c" style:font-size-asian="8pt" style:font-size-complex="8pt"/>
    </style:style>
    <style:style style:name="P74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</style:style>
    <style:style style:name="P75" style:family="paragraph" style:parent-style-name="Standard">
      <style:paragraph-properties fo:line-height="3.88mm"/>
      <style:text-properties style:font-name="Liberation Serif3" fo:font-size="9pt" officeooo:paragraph-rsid="01eb1f96" style:font-size-asian="9pt" style:font-size-complex="9pt"/>
    </style:style>
    <style:style style:name="P76" style:family="paragraph" style:parent-style-name="Standard">
      <style:paragraph-properties fo:line-height="100%"/>
      <style:text-properties style:font-name="Liberation Serif3" fo:font-size="9pt" officeooo:paragraph-rsid="01eb1f96" style:font-size-asian="9pt" style:font-size-complex="9pt"/>
    </style:style>
    <style:style style:name="P77" style:family="paragraph" style:parent-style-name="Standard">
      <style:paragraph-properties fo:line-height="4.2mm" fo:text-align="justify" style:justify-single-word="false"/>
      <style:text-properties style:font-name="Liberation Serif3" fo:letter-spacing="-0.02mm" officeooo:paragraph-rsid="01bacb8f"/>
    </style:style>
    <style:style style:name="P78" style:family="paragraph" style:parent-style-name="Standard">
      <style:paragraph-properties fo:line-height="4.9mm" style:writing-mode="page">
        <style:tab-stops/>
      </style:paragraph-properties>
      <style:text-properties style:font-name="Liberation Serif3" fo:font-size="12pt" fo:font-weight="bold" officeooo:rsid="018a1a2d" officeooo:paragraph-rsid="01eb1f96" style:font-size-asian="12pt" style:font-weight-asian="bold" style:font-name-complex="Liberation Serif3" style:font-size-complex="12pt" style:font-weight-complex="bold"/>
    </style:style>
    <style:style style:name="P79" style:family="paragraph" style:parent-style-name="Standard">
      <style:paragraph-properties fo:margin-left="0mm" fo:margin-right="0mm" fo:line-height="4.2mm" fo:text-indent="7.5mm" style:auto-text-indent="false"/>
      <style:text-properties style:font-name="Liberation Serif3" fo:font-size="10pt" officeooo:paragraph-rsid="01bacb8f" style:font-size-asian="10pt" style:font-size-complex="10pt"/>
    </style:style>
    <style:style style:name="P80" style:family="paragraph" style:parent-style-name="Standard">
      <style:paragraph-properties fo:margin-top="10mm" fo:margin-bottom="0mm" loext:contextual-spacing="false" fo:line-height="3.88mm" style:writing-mode="page"/>
      <style:text-properties style:font-name="Liberation Serif3" fo:font-size="9pt" fo:font-style="normal" officeooo:paragraph-rsid="01eb1f96" style:font-size-asian="9pt" style:font-style-asian="normal"/>
    </style:style>
    <style:style style:name="P81" style:family="paragraph" style:parent-style-name="Standard">
      <style:paragraph-properties fo:margin-top="10mm" fo:margin-bottom="0mm" loext:contextual-spacing="false" fo:line-height="3.88mm" fo:text-align="start" style:justify-single-word="false" style:writing-mode="page"/>
      <style:text-properties style:font-name="Liberation Serif3" fo:font-size="9pt" fo:font-style="normal" officeooo:rsid="015c4aa2" officeooo:paragraph-rsid="01eb1f96" style:font-size-asian="9pt" style:font-style-asian="normal" style:font-size-complex="9pt" style:font-style-complex="normal"/>
    </style:style>
    <style:style style:name="P82" style:family="paragraph" style:parent-style-name="Standard">
      <style:paragraph-properties fo:margin-top="10mm" fo:margin-bottom="0mm" loext:contextual-spacing="false" fo:line-height="4.9mm" style:writing-mode="page">
        <style:tab-stops/>
      </style:paragraph-properties>
      <style:text-properties style:font-name="Liberation Serif3" fo:font-size="12pt" fo:language="en" fo:country="US" fo:font-weight="bold" officeooo:rsid="018a1a2d" officeooo:paragraph-rsid="01eb1f96" style:font-size-asian="12pt" style:font-weight-asian="bold" style:font-name-complex="Liberation Serif3" style:font-size-complex="12pt" style:font-weight-complex="bold"/>
    </style:style>
    <style:style style:name="P83" style:family="paragraph" style:parent-style-name="Standard">
      <style:paragraph-properties fo:margin-top="10mm" fo:margin-bottom="0mm" loext:contextual-spacing="false" fo:line-height="100%"/>
      <style:text-properties style:font-name="Liberation Serif3" fo:font-size="9pt" officeooo:paragraph-rsid="01eb1f96" style:font-size-asian="9pt" style:font-size-complex="9pt"/>
    </style:style>
    <style:style style:name="P84" style:family="paragraph" style:parent-style-name="Standard">
      <style:paragraph-properties fo:margin-top="7mm" fo:margin-bottom="0mm" loext:contextual-spacing="false" fo:line-height="3.88mm"/>
      <style:text-properties style:font-name="Liberation Serif3" fo:font-size="9pt" officeooo:paragraph-rsid="01eb1f96" style:font-size-asian="9pt" style:font-size-complex="9pt"/>
    </style:style>
    <style:style style:name="P85" style:family="paragraph" style:parent-style-name="Standard">
      <style:paragraph-properties fo:margin-top="7mm" fo:margin-bottom="0mm" loext:contextual-spacing="false" fo:line-height="3.88mm" fo:text-align="start" style:justify-single-word="false"/>
      <style:text-properties style:font-name="Liberation Serif3" fo:font-size="9pt" officeooo:paragraph-rsid="01eb1f96" style:font-size-asian="9pt" style:font-size-complex="9pt"/>
    </style:style>
    <style:style style:name="P86" style:family="paragraph" style:parent-style-name="Standard">
      <style:paragraph-properties fo:margin-top="7mm" fo:margin-bottom="0mm" loext:contextual-spacing="false" fo:line-height="100%"/>
      <style:text-properties style:font-name="Liberation Serif3" fo:font-size="9pt" officeooo:paragraph-rsid="01eb1f96" style:font-size-asian="9pt" style:font-size-complex="9pt"/>
    </style:style>
    <style:style style:name="P87" style:family="paragraph" style:parent-style-name="Standard">
      <style:paragraph-properties fo:margin-top="7mm" fo:margin-bottom="0mm" loext:contextual-spacing="false" fo:line-height="100%"/>
      <style:text-properties style:font-name="Liberation Serif3" fo:font-size="9pt" officeooo:paragraph-rsid="023a4429" style:font-size-asian="9pt" style:font-size-complex="9pt"/>
    </style:style>
    <style:style style:name="P88" style:family="paragraph" style:parent-style-name="Text_20_body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4.2mm" fo:text-indent="7mm" style:auto-text-indent="false" fo:background-color="transparent" style:writing-mode="page"/>
      <style:text-properties style:font-name="Liberation Serif3" fo:font-size="10pt" officeooo:paragraph-rsid="01bacb8f" style:font-size-asian="10pt" style:font-size-complex="10pt" style:text-scale="96%"/>
    </style:style>
    <style:style style:name="P89" style:family="paragraph" style:parent-style-name="Text_20_body" style:master-page-name="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4.2mm" fo:text-indent="7mm" style:auto-text-indent="false" style:page-number="auto" fo:background-color="transparent" style:writing-mode="page"/>
      <style:text-properties style:font-name="Liberation Serif3" fo:font-size="10pt" officeooo:paragraph-rsid="01bacb8f" style:font-size-asian="10pt" style:font-size-complex="10pt" style:text-scale="96%"/>
    </style:style>
    <style:style style:name="P90" style:family="paragraph" style:parent-style-name="Contents_20_1">
      <style:paragraph-properties fo:margin-top="3.79mm" fo:margin-bottom="3mm" loext:contextual-spacing="false">
        <style:tab-stops/>
      </style:paragraph-properties>
    </style:style>
    <style:style style:name="P91" style:family="paragraph" style:parent-style-name="Contents_20_1">
      <style:paragraph-properties fo:break-before="page"/>
    </style:style>
    <style:style style:name="P92" style:family="paragraph" style:parent-style-name="Contents_20_2">
      <style:paragraph-properties fo:margin-top="0mm" fo:margin-bottom="0.9mm" loext:contextual-spacing="false">
        <style:tab-stops>
          <style:tab-stop style:position="131mm" style:type="right" style:leader-style="dotted" style:leader-text="."/>
        </style:tab-stops>
      </style:paragraph-properties>
      <style:text-properties officeooo:paragraph-rsid="02186913"/>
    </style:style>
    <style:style style:name="P93" style:family="paragraph" style:parent-style-name="Standard" style:master-page-name="Выпускная_20_страница">
      <style:paragraph-properties fo:margin-left="0mm" fo:margin-right="0mm" fo:line-height="8.47mm" fo:text-indent="0mm" style:auto-text-indent="false" style:page-number="auto" fo:break-before="page"/>
      <style:text-properties style:font-name="Liberation Serif3" fo:font-size="10pt" officeooo:paragraph-rsid="01eb1f96" style:font-size-asian="10pt" style:font-size-complex="10pt"/>
    </style:style>
    <style:style style:name="P94" style:family="paragraph" style:parent-style-name="Contents_20_1" style:master-page-name="В_20_номере">
      <style:paragraph-properties style:page-number="auto" fo:break-before="page">
        <style:tab-stops/>
      </style:paragraph-properties>
    </style:style>
    <style:style style:name="P95" style:family="paragraph" style:parent-style-name="Заголовок_20_-_20_информация_20_для_20_авторов" style:master-page-name="Выпускная_20_страница">
      <style:paragraph-properties style:page-number="auto" fo:break-before="page"/>
    </style:style>
    <style:style style:name="P96" style:family="paragraph" style:parent-style-name="Text_20_body" style:master-page-name="Первая_20_страница_20_статьи">
      <style:paragraph-properties style:page-number="auto" fo:break-before="page"/>
    </style:style>
    <style:style style:name="P97" style:family="paragraph" style:parent-style-name="Text_20_body" style:list-style-name="WW8Num1">
      <style:paragraph-properties fo:line-height="4.2mm"/>
      <style:text-properties style:font-name="Liberation Serif3" fo:font-size="10pt" officeooo:paragraph-rsid="01bacb8f" style:font-size-asian="10pt" style:font-size-complex="10pt"/>
    </style:style>
    <style:style style:name="P98" style:family="paragraph" style:parent-style-name="Text_20_body" style:list-style-name="WW8Num5" style:master-page-name="">
      <loext:graphic-properties draw:fill="none" draw:fill-image-width="0mm" draw:fill-image-height="0mm"/>
      <style:paragraph-properties fo:margin-left="14.99mm" fo:margin-right="0mm" fo:margin-top="0mm" fo:margin-bottom="0mm" loext:contextual-spacing="true" fo:line-height="4.2mm" fo:text-align="justify" style:justify-single-word="false" fo:orphans="2" fo:widows="2" fo:hyphenation-ladder-count="3" fo:text-indent="-4.99mm" style:auto-text-indent="false" style:page-number="auto" fo:background-color="transparent" style:shadow="none" style:writing-mode="page">
        <style:tab-stops/>
      </style:paragraph-properties>
      <style:text-properties style:font-name="Liberation Serif3" fo:font-size="10pt" officeooo:paragraph-rsid="01bacb8f" style:font-size-asian="10pt" style:font-size-complex="10pt" fo:hyphenate="true" fo:hyphenation-remain-char-count="2" fo:hyphenation-push-char-count="2"/>
    </style:style>
    <style:style style:name="P99" style:family="paragraph" style:parent-style-name="Text_20_body" style:list-style-name="WW8Num2" style:master-page-name="">
      <loext:graphic-properties draw:fill="none" draw:fill-image-width="0mm" draw:fill-image-height="0mm"/>
      <style:paragraph-properties fo:margin-left="14.99mm" fo:margin-right="0mm" fo:margin-top="0mm" fo:margin-bottom="0mm" loext:contextual-spacing="true" fo:line-height="4.2mm" fo:text-align="justify" style:justify-single-word="false" fo:orphans="2" fo:widows="2" fo:hyphenation-ladder-count="3" fo:text-indent="-4.99mm" style:auto-text-indent="false" style:page-number="auto" fo:background-color="transparent" style:shadow="none" style:writing-mode="page">
        <style:tab-stops/>
      </style:paragraph-properties>
      <style:text-properties style:font-name="Liberation Serif3" fo:font-size="10pt" officeooo:paragraph-rsid="01bacb8f" style:font-size-asian="10pt" style:font-size-complex="10pt" fo:hyphenate="true" fo:hyphenation-remain-char-count="2" fo:hyphenation-push-char-count="2"/>
    </style:style>
    <style:style style:name="P100" style:family="paragraph" style:parent-style-name="Text_20_body" style:list-style-name="WW8Num5">
      <loext:graphic-properties draw:fill="none" draw:fill-image-width="0mm" draw:fill-image-height="0mm"/>
      <style:paragraph-properties fo:margin-left="14.99mm" fo:margin-right="0mm" fo:margin-top="0mm" fo:margin-bottom="0mm" loext:contextual-spacing="true" fo:line-height="4.2mm" fo:text-align="justify" style:justify-single-word="false" fo:orphans="2" fo:widows="2" fo:hyphenation-ladder-count="3" fo:text-indent="-4.99mm" style:auto-text-indent="false" fo:background-color="transparent" style:shadow="none" style:writing-mode="page">
        <style:tab-stops/>
      </style:paragraph-properties>
      <style:text-properties style:font-name="Liberation Serif3" fo:font-size="10pt" officeooo:paragraph-rsid="01bacb8f" style:font-size-asian="10pt" style:font-size-complex="10pt" fo:hyphenate="true" fo:hyphenation-remain-char-count="2" fo:hyphenation-push-char-count="2"/>
    </style:style>
    <style:style style:name="P101" style:family="paragraph" style:parent-style-name="Text_20_body" style:list-style-name="WW8Num2">
      <loext:graphic-properties draw:fill="none" draw:fill-image-width="0mm" draw:fill-image-height="0mm"/>
      <style:paragraph-properties fo:margin-left="14.99mm" fo:margin-right="0mm" fo:margin-top="0mm" fo:margin-bottom="0mm" loext:contextual-spacing="true" fo:line-height="4.2mm" fo:text-align="justify" style:justify-single-word="false" fo:orphans="2" fo:widows="2" fo:hyphenation-ladder-count="3" fo:text-indent="-4.99mm" style:auto-text-indent="false" fo:background-color="transparent" style:shadow="none" style:writing-mode="page">
        <style:tab-stops/>
      </style:paragraph-properties>
      <style:text-properties style:font-name="Liberation Serif3" fo:font-size="10pt" officeooo:paragraph-rsid="01bacb8f" style:font-size-asian="10pt" style:font-size-complex="10pt" fo:hyphenate="true" fo:hyphenation-remain-char-count="2" fo:hyphenation-push-char-count="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18a1a2d" style:font-style-asian="normal"/>
    </style:style>
    <style:style style:name="T3" style:family="text">
      <style:text-properties fo:font-style="normal" style:font-style-asian="normal" style:font-name-complex="Liberation Serif3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9c3fa3"/>
    </style:style>
    <style:style style:name="T7" style:family="text">
      <style:text-properties officeooo:rsid="009f4cf9"/>
    </style:style>
    <style:style style:name="T8" style:family="text">
      <style:text-properties officeooo:rsid="01829447"/>
    </style:style>
    <style:style style:name="T9" style:family="text">
      <style:text-properties fo:font-size="10pt" officeooo:rsid="01695a52" style:font-size-asian="10pt" style:font-size-complex="10pt"/>
    </style:style>
    <style:style style:name="T10" style:family="text">
      <style:text-properties fo:font-size="10pt" officeooo:rsid="01829447" style:font-size-asian="10pt" style:font-size-complex="10pt"/>
    </style:style>
    <style:style style:name="T11" style:family="text">
      <style:text-properties fo:font-size="10pt" fo:letter-spacing="0.04mm" style:font-size-asian="10pt" style:font-size-complex="10pt"/>
    </style:style>
    <style:style style:name="T12" style:family="text">
      <style:text-properties fo:font-size="10pt" fo:letter-spacing="0.04mm" fo:language="en" fo:country="US" style:font-size-asian="10pt" style:font-size-complex="10pt"/>
    </style:style>
    <style:style style:name="T13" style:family="text">
      <style:text-properties fo:font-size="10pt" fo:language="en" fo:country="GB" officeooo:rsid="01ec27d3" style:font-size-asian="10pt" style:font-size-complex="10pt"/>
    </style:style>
    <style:style style:name="T14" style:family="text">
      <style:text-properties officeooo:rsid="01a0a580"/>
    </style:style>
    <style:style style:name="T15" style:family="text">
      <style:text-properties officeooo:rsid="01a1c188"/>
    </style:style>
    <style:style style:name="T16" style:family="text">
      <style:text-properties style:font-name="Liberation Serif3" fo:language="en" fo:country="US"/>
    </style:style>
    <style:style style:name="T17" style:family="text">
      <style:text-properties style:font-name="Liberation Serif3" fo:language="en" fo:country="US" fo:font-style="italic" style:font-style-asian="italic" style:font-style-complex="italic"/>
    </style:style>
    <style:style style:name="T18" style:family="text">
      <style:text-properties style:font-name="Liberation Serif3" fo:language="en" fo:country="US" officeooo:rsid="02186913" fo:background-color="transparent" loext:char-shading-value="0"/>
    </style:style>
    <style:style style:name="T19" style:family="text">
      <style:text-properties style:font-name="Liberation Serif3" fo:font-size="9pt" fo:language="en" fo:country="US" fo:font-style="italic" style:text-underline-style="none" fo:font-weight="normal" officeooo:rsid="01829447" style:font-size-asian="9pt" style:font-style-asian="italic" style:font-weight-asian="normal" style:font-size-complex="9pt" style:font-style-complex="italic" style:font-weight-complex="normal"/>
    </style:style>
    <style:style style:name="T20" style:family="text">
      <style:text-properties style:font-name="Liberation Serif3" fo:font-size="9pt" fo:language="en" fo:country="US" fo:font-style="italic" style:font-size-asian="9pt" style:font-style-asian="italic" style:font-size-complex="9pt" style:font-style-complex="italic"/>
    </style:style>
    <style:style style:name="T21" style:family="text">
      <style:text-properties style:font-name="Liberation Serif3" fo:font-size="9pt" fo:language="en" fo:country="GB" fo:font-style="italic" style:font-size-asian="9pt" style:font-style-asian="italic" style:font-size-complex="9pt" style:font-style-complex="italic"/>
    </style:style>
    <style:style style:name="T22" style:family="text">
      <style:text-properties style:font-name="Liberation Serif3" fo:font-size="9pt" fo:language="en" fo:country="GB" fo:font-style="italic" officeooo:rsid="0184a2fd" style:font-size-asian="9pt" style:font-style-asian="italic" style:font-size-complex="9pt" style:font-style-complex="italic"/>
    </style:style>
    <style:style style:name="T23" style:family="text">
      <style:text-properties style:font-name="Liberation Serif3" fo:font-size="8pt" style:font-size-asian="8pt" style:font-size-complex="8pt"/>
    </style:style>
    <style:style style:name="T24" style:family="text">
      <style:text-properties style:font-name="Liberation Serif3" fo:font-size="8pt" fo:language="en" fo:country="US" style:font-size-asian="8pt" style:font-size-complex="8pt"/>
    </style:style>
    <style:style style:name="T25" style:family="text">
      <style:text-properties style:font-name="Liberation Serif3" fo:font-size="8pt" fo:font-weight="bold" style:font-size-asian="8pt" style:font-weight-asian="bold" style:font-size-complex="8pt" style:font-weight-complex="bold"/>
    </style:style>
    <style:style style:name="T26" style:family="text">
      <style:text-properties style:font-name="Liberation Serif3" fo:font-size="10pt" style:font-size-asian="10pt" style:font-size-complex="10pt"/>
    </style:style>
    <style:style style:name="T27" style:family="text">
      <style:text-properties style:font-name="Liberation Serif3" fo:font-size="10pt" style:font-size-asian="10pt" style:font-name-complex="Calibri Greek" style:font-size-complex="10pt"/>
    </style:style>
    <style:style style:name="T28" style:family="text">
      <style:text-properties style:font-name="Liberation Serif3" fo:font-size="10pt" fo:language="en" fo:country="US" style:font-size-asian="10pt" style:font-size-complex="10pt"/>
    </style:style>
    <style:style style:name="T29" style:family="text">
      <style:text-properties style:font-name="Liberation Serif3" fo:font-size="10pt" fo:language="en" fo:country="US" officeooo:rsid="02186913" style:font-size-asian="10pt" style:font-size-complex="10pt"/>
    </style:style>
    <style:style style:name="T30" style:family="text">
      <style:text-properties style:font-name="Liberation Serif3" fo:font-size="10pt" fo:language="en" fo:country="US" officeooo:rsid="023d3d62" style:font-size-asian="10pt" style:font-size-complex="10pt"/>
    </style:style>
    <style:style style:name="T31" style:family="text">
      <style:text-properties style:font-name="Liberation Serif3" fo:font-size="10pt" fo:language="en" fo:country="US" officeooo:rsid="023ef3d2" style:font-size-asian="10pt" style:font-size-complex="10pt"/>
    </style:style>
    <style:style style:name="T32" style:family="text">
      <style:text-properties style:font-name="Liberation Serif3" fo:font-size="10pt" fo:language="en" fo:country="US" fo:font-style="italic" style:font-name-asian="Times New Roman" style:font-size-asian="10pt" style:language-asian="ru" style:country-asian="RU" style:font-style-asian="italic" style:font-name-complex="Times New Roman" style:font-size-complex="10pt"/>
    </style:style>
    <style:style style:name="T33" style:family="text">
      <style:text-properties style:font-name="Liberation Serif3" fo:font-size="10pt" fo:language="en" fo:country="US" fo:font-style="italic" style:font-name-asian="SimSun" style:font-size-asian="10pt" style:language-asian="ru" style:country-asian="RU" style:font-style-asian="italic" style:font-name-complex="Times New Roman" style:font-size-complex="10pt"/>
    </style:style>
    <style:style style:name="T34" style:family="text">
      <style:text-properties style:font-name="Liberation Serif3" fo:font-size="10pt" fo:language="en" fo:country="US" fo:font-style="italic" officeooo:rsid="023ef3d2" style:font-name-asian="SimSun" style:font-size-asian="10pt" style:language-asian="ru" style:country-asian="RU" style:font-style-asian="italic" style:font-name-complex="Times New Roman" style:font-size-complex="10pt" style:font-style-complex="italic"/>
    </style:style>
    <style:style style:name="T35" style:family="text">
      <style:text-properties style:font-name="Liberation Serif3" fo:font-size="10pt" fo:language="en" fo:country="US" fo:font-style="italic" officeooo:rsid="023d3d62" style:font-size-asian="10pt" style:font-style-asian="italic" style:font-size-complex="10pt" style:font-style-complex="italic"/>
    </style:style>
    <style:style style:name="T36" style:family="text">
      <style:text-properties style:font-name="Liberation Serif3" fo:font-size="10pt" fo:language="en" fo:country="US" fo:font-style="italic" officeooo:rsid="023ef3d2" style:font-size-asian="10pt" style:font-style-asian="italic" style:font-size-complex="10pt" style:font-style-complex="italic"/>
    </style:style>
    <style:style style:name="T37" style:family="text">
      <style:text-properties style:font-name="Liberation Serif3" fo:font-size="10pt" fo:language="en" fo:country="US" officeooo:rsid="023ef3d2" style:font-name-asian="SimSun" style:font-size-asian="10pt" style:language-asian="ru" style:country-asian="RU" style:font-name-complex="Times New Roman" style:font-size-complex="10pt"/>
    </style:style>
    <style:style style:name="T38" style:family="text">
      <style:text-properties style:font-name="Liberation Serif3" fo:font-size="10pt" fo:language="en" fo:country="US" fo:background-color="transparent" loext:char-shading-value="0" style:font-size-asian="10pt" style:font-size-complex="10pt"/>
    </style:style>
    <style:style style:name="T39" style:family="text">
      <style:text-properties style:font-name="Liberation Serif3" fo:font-size="10pt" fo:font-style="italic" style:font-size-asian="10pt" style:font-style-asian="italic" style:font-size-complex="10pt"/>
    </style:style>
    <style:style style:name="T40" style:family="text">
      <style:text-properties style:font-name="Liberation Serif3" fo:font-size="10pt" fo:language="en" fo:country="GB" style:font-size-asian="10pt" style:font-size-complex="10pt"/>
    </style:style>
    <style:style style:name="T41" style:family="text">
      <style:text-properties style:font-name="Liberation Serif3" fo:font-size="10pt" fo:background-color="transparent" loext:char-shading-value="0" style:font-size-asian="10pt" style:font-size-complex="10pt"/>
    </style:style>
    <style:style style:name="T42" style:family="text">
      <style:text-properties style:font-name="Liberation Serif3" fo:font-size="10pt" officeooo:rsid="021bca10" fo:background-color="transparent" loext:char-shading-value="0" style:font-size-asian="10pt" style:font-size-complex="10pt"/>
    </style:style>
    <style:style style:name="T43" style:family="text">
      <style:text-properties style:font-name="Liberation Serif3" fo:background-color="transparent" loext:char-shading-value="0"/>
    </style:style>
    <style:style style:name="T44" style:family="text">
      <style:text-properties officeooo:rsid="018a1a2d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18a89c5" style:font-style-asian="italic" style:font-style-complex="italic"/>
    </style:style>
    <style:style style:name="T47" style:family="text">
      <style:text-properties fo:font-style="italic" style:font-style-asian="italic" style:font-name-complex="Liberation Serif3"/>
    </style:style>
    <style:style style:name="T48" style:family="text">
      <style:text-properties fo:font-style="italic" officeooo:rsid="01ec27d3" style:font-style-asian="italic" style:font-name-complex="Liberation Serif3"/>
    </style:style>
    <style:style style:name="T49" style:family="text">
      <style:text-properties fo:font-style="italic" style:font-style-asian="italic" style:font-name-complex="Liberation Serif3" style:font-style-complex="italic"/>
    </style:style>
    <style:style style:name="T50" style:family="text">
      <style:text-properties fo:font-style="italic" officeooo:rsid="01ec27d3" style:font-style-asian="italic" style:font-name-complex="Liberation Serif3" style:font-style-complex="italic"/>
    </style:style>
    <style:style style:name="T5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bold" officeooo:rsid="015c4aa2" style:font-style-asian="italic" style:font-weight-asian="bold" style:font-size-complex="9pt" style:font-style-complex="italic" style:font-weight-complex="bold"/>
    </style:style>
    <style:style style:name="T53" style:family="text">
      <style:text-properties fo:language="en" fo:country="US" fo:font-style="italic" officeooo:rsid="023e322d" fo:background-color="transparent" loext:char-shading-value="0" style:font-style-asian="italic" style:font-style-complex="italic"/>
    </style:style>
    <style:style style:name="T54" style:family="text">
      <style:text-properties fo:language="en" fo:country="US" fo:background-color="transparent" loext:char-shading-value="0"/>
    </style:style>
    <style:style style:name="T55" style:family="text">
      <style:text-properties fo:language="en" fo:country="US" officeooo:rsid="02186913" fo:background-color="transparent" loext:char-shading-value="0"/>
    </style:style>
    <style:style style:name="T56" style:family="text">
      <style:text-properties fo:language="en" fo:country="US" officeooo:rsid="0239533d" fo:background-color="transparent" loext:char-shading-value="0"/>
    </style:style>
    <style:style style:name="T57" style:family="text">
      <style:text-properties fo:language="en" fo:country="US" officeooo:rsid="01b93fdb" fo:background-color="transparent" loext:char-shading-value="0"/>
    </style:style>
    <style:style style:name="T58" style:family="text">
      <style:text-properties fo:language="en" fo:country="US" officeooo:rsid="01ec27d3" fo:background-color="transparent" loext:char-shading-value="0"/>
    </style:style>
    <style:style style:name="T59" style:family="text">
      <style:text-properties fo:language="en" fo:country="US" officeooo:rsid="023e322d" fo:background-color="transparent" loext:char-shading-value="0"/>
    </style:style>
    <style:style style:name="T60" style:family="text">
      <style:text-properties fo:language="en" fo:country="US" officeooo:rsid="015db5f0"/>
    </style:style>
    <style:style style:name="T61" style:family="text">
      <style:text-properties fo:language="en" fo:country="US" officeooo:rsid="018a1a2d" style:text-scale="96%"/>
    </style:style>
    <style:style style:name="T62" style:family="text">
      <style:text-properties fo:language="en" fo:country="US" officeooo:rsid="02186913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171b06e" style:font-weight-asian="bold" style:font-weight-complex="bold"/>
    </style:style>
    <style:style style:name="T65" style:family="text">
      <style:text-properties fo:font-weight="bold" officeooo:rsid="015c4aa2" style:font-weight-asian="bold" style:font-size-complex="9pt" style:font-style-complex="normal" style:font-weight-complex="bold"/>
    </style:style>
    <style:style style:name="T66" style:family="text">
      <style:text-properties fo:font-size="9pt" fo:font-style="normal" style:text-underline-style="none" fo:font-weight="bold" officeooo:rsid="01829447" style:font-size-asian="9pt" style:font-style-asian="normal" style:font-weight-asian="bold" style:font-size-complex="9pt" style:font-style-complex="normal" style:font-weight-complex="bold"/>
    </style:style>
    <style:style style:name="T67" style:family="text">
      <style:text-properties fo:font-size="9pt" fo:font-style="normal" style:text-underline-style="none" fo:font-weight="normal" officeooo:rsid="01829447" style:font-size-asian="9pt" style:font-style-asian="normal" style:font-weight-asian="normal" style:font-size-complex="9pt" style:font-style-complex="normal" style:font-weight-complex="normal"/>
    </style:style>
    <style:style style:name="T68" style:family="text">
      <style:text-properties fo:font-variant="normal" fo:text-transform="none" fo:font-weight="bold" officeooo:rsid="01829447" style:font-weight-asian="bold" style:font-weight-complex="bold"/>
    </style:style>
    <style:style style:name="T69" style:family="text">
      <style:text-properties officeooo:rsid="0171b06e"/>
    </style:style>
    <style:style style:name="T70" style:family="text">
      <style:text-properties officeooo:rsid="0184a2fd"/>
    </style:style>
    <style:style style:name="T71" style:family="text">
      <style:text-properties officeooo:rsid="01888c1c"/>
    </style:style>
    <style:style style:name="T72" style:family="text">
      <style:text-properties fo:language="ru" fo:country="RU" officeooo:rsid="01b31f6b"/>
    </style:style>
    <style:style style:name="T73" style:family="text">
      <style:text-properties officeooo:rsid="01b5a047"/>
    </style:style>
    <style:style style:name="T74" style:family="text">
      <style:text-properties officeooo:rsid="01b93fdb"/>
    </style:style>
    <style:style style:name="T75" style:family="text">
      <style:text-properties fo:background-color="transparent" loext:char-shading-value="0"/>
    </style:style>
    <style:style style:name="T76" style:family="text">
      <style:text-properties officeooo:rsid="018a89c5" fo:background-color="transparent" loext:char-shading-value="0"/>
    </style:style>
    <style:style style:name="T77" style:family="text">
      <style:text-properties officeooo:rsid="01ec27d3" fo:background-color="transparent" loext:char-shading-value="0"/>
    </style:style>
    <style:style style:name="T78" style:family="text">
      <style:text-properties officeooo:rsid="015c4aa2" fo:background-color="transparent" loext:char-shading-value="0"/>
    </style:style>
    <style:style style:name="T79" style:family="text">
      <style:text-properties officeooo:rsid="01eb1f96"/>
    </style:style>
    <style:style style:name="T80" style:family="text">
      <style:text-properties officeooo:rsid="015c4aa2" style:font-size-complex="9pt" style:font-style-complex="normal"/>
    </style:style>
    <style:style style:name="T81" style:family="text">
      <style:text-properties officeooo:rsid="01edf966"/>
    </style:style>
    <style:style style:name="T82" style:family="text">
      <style:text-properties fo:color="#000000" style:font-name="Liberation Serif3" fo:font-size="10pt" fo:language="en" fo:country="US" fo:font-style="italic" officeooo:rsid="023b8131" style:font-size-asian="10pt" style:font-style-asian="italic" style:font-size-complex="10pt" style:font-style-complex="italic"/>
    </style:style>
    <style:style style:name="T83" style:family="text">
      <style:text-properties fo:color="#000000" style:font-name="Liberation Serif3" fo:font-size="10pt" fo:language="en" fo:country="US" fo:font-style="italic" officeooo:rsid="023d3d62" style:font-size-asian="10pt" style:font-style-asian="italic" style:font-size-complex="10pt" style:font-style-complex="italic"/>
    </style:style>
    <style:style style:name="T84" style:family="text">
      <style:text-properties fo:color="#000000" style:font-name="Liberation Serif3" fo:font-size="10pt" fo:language="en" fo:country="US" officeooo:rsid="023b8131" style:font-size-asian="10pt" style:font-size-complex="10pt"/>
    </style:style>
    <style:style style:name="T85" style:family="text">
      <style:text-properties fo:color="#000000" style:font-name="Liberation Serif3" fo:font-size="10pt" fo:language="en" fo:country="US" officeooo:rsid="023d3d62" style:font-size-asian="10pt" style:font-size-complex="10pt"/>
    </style:style>
    <style:style style:name="T86" style:family="text">
      <style:text-properties officeooo:rsid="02216b91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Год"/>
        <text:variable-decl office:value-type="float" text:name="Том"/>
        <text:variable-decl office:value-type="float" text:name="Номер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9" text:name="article1LastPage"/>
        <text:user-field-decl office:value-type="string" office:string-value="УДК 17.02" text:name="article1UDK"/>
        <text:user-field-decl office:value-type="string" office:string-value="©  Троицкий К.Е." text:name="author1Copyright"/>
        <text:user-field-decl office:value-type="string" office:string-value="К.Е. Троицкий. Зигмунт Бауман: от критики универсализма..." text:name="rightHeader1"/>
        <text:user-field-decl office:value-type="string" office:string-value="Этическая теория" text:name="leftHeader1"/>
        <text:user-field-decl office:value-type="string" office:string-value="35" text:name="article2LastPage"/>
        <text:user-field-decl office:value-type="string" office:string-value="УДК 17.023" text:name="article2UDK"/>
        <text:user-field-decl office:value-type="string" office:string-value="© Elena Namli" text:name="author2Copyright"/>
        <text:user-field-decl office:value-type="string" office:string-value="Elena Namli. Cosmopolitanism, sovereignty and human rights..." text:name="rightHeader2"/>
        <text:user-field-decl office:value-type="string" office:string-value="Этическая теория" text:name="leftHeader2"/>
        <text:user-field-decl office:value-type="string" office:string-value="48" text:name="article3LastPage"/>
        <text:user-field-decl office:value-type="string" office:string-value="УДК 17.03" text:name="article3UDK"/>
        <text:user-field-decl office:value-type="string" office:string-value="©  Юдин Г.Б." text:name="author3Copyright"/>
        <text:user-field-decl office:value-type="string" office:string-value="Г.Б. Юдин. Коммунитаристский критерий для биоэтики" text:name="rightHeader3"/>
        <text:user-field-decl office:value-type="string" office:string-value="Этическая теория" text:name="leftHeader3"/>
        <text:user-field-decl office:value-type="string" office:string-value="62" text:name="article4LastPage"/>
        <text:user-field-decl office:value-type="string" office:string-value="УДК 17.03" text:name="article4UDK"/>
        <text:user-field-decl office:value-type="string" office:string-value="©  Зубец О.П." text:name="author4Copyright"/>
        <text:user-field-decl office:value-type="string" office:string-value="О.П. Зубец. Об этическом смысле понятия ἀρχή" text:name="rightHeader4"/>
        <text:user-field-decl office:value-type="string" office:string-value="История моральной философии" text:name="leftHeader4"/>
        <text:user-field-decl office:value-type="string" office:string-value="75" text:name="article5LastPage"/>
        <text:user-field-decl office:value-type="string" office:string-value="УДК 17.024" text:name="article5UDK"/>
        <text:user-field-decl office:value-type="string" office:string-value="©  Корзо М.А." text:name="author5Copyright"/>
        <text:user-field-decl office:value-type="string" office:string-value="М.А. Корзо. Пробабилизм и проблема «неуверенной» совести..." text:name="rightHeader5"/>
        <text:user-field-decl office:value-type="string" office:string-value="История моральной философии" text:name="leftHeader5"/>
        <text:user-field-decl office:value-type="string" office:string-value="88" text:name="article6LastPage"/>
        <text:user-field-decl office:value-type="string" office:string-value="УДК 17.0+179" text:name="article6UDK"/>
        <text:user-field-decl office:value-type="string" office:string-value="©  Артемьева Т.В." text:name="author6Copyright"/>
        <text:user-field-decl office:value-type="string" office:string-value="Т.В. Артемьева. Эмблематическое выражение моральных концептов в России..." text:name="rightHeader6"/>
        <text:user-field-decl office:value-type="string" office:string-value="История моральной философии" text:name="leftHeader6"/>
        <text:user-field-decl office:value-type="string" office:string-value="103" text:name="article7LastPage"/>
        <text:user-field-decl office:value-type="string" office:string-value="УДК 179" text:name="article7UDK"/>
        <text:user-field-decl office:value-type="string" office:string-value="©  Скрипник А.П." text:name="author7Copyright"/>
        <text:user-field-decl office:value-type="string" office:string-value="А.П. Скрипник. Негодование и нетерпимость" text:name="rightHeader7"/>
        <text:user-field-decl office:value-type="string" office:string-value="Нормативная этика" text:name="leftHeader7"/>
        <text:user-field-decl office:value-type="string" office:string-value="117" text:name="article8LastPage"/>
        <text:user-field-decl office:value-type="string" office:string-value="УДК 614.253" text:name="article8UDK"/>
        <text:user-field-decl office:value-type="string" office:string-value="©  Саввина О.В." text:name="author8Copyright"/>
        <text:user-field-decl office:value-type="string" office:string-value="О.В. Саввина. Дискурс о моральной оправданности..." text:name="rightHeader8"/>
        <text:user-field-decl office:value-type="string" office:string-value="Нормативная этика" text:name="leftHeader8"/>
        <text:user-field-decl office:value-type="string" office:string-value="126" text:name="article9LastPage"/>
        <text:user-field-decl office:value-type="string" office:string-value="УДК 177 + 17.025" text:name="article9UDK"/>
        <text:user-field-decl office:value-type="string" office:string-value="©  Мясников А.Г." text:name="author9Copyright"/>
        <text:user-field-decl office:value-type="string" office:string-value="А.Г. Мясников. И все-таки, был ли Кант безбожником?" text:name="rightHeader9"/>
        <text:user-field-decl office:value-type="string" office:string-value="Дискуссии" text:name="leftHeader9"/>
        <text:user-field-decl office:value-type="string" office:string-value="140" text:name="article10LastPage"/>
        <text:user-field-decl office:value-type="string" office:string-value="УДК 17.025" text:name="article10UDK"/>
        <text:user-field-decl office:value-type="string" office:string-value="©  Судаков А.К." text:name="author10Copyright"/>
        <text:user-field-decl office:value-type="string" office:string-value="А.К. Судаков. Несбывшийся спор об этикотеологии..." text:name="rightHeader10"/>
        <text:user-field-decl office:value-type="string" office:string-value="Дискуссии" text:name="leftHeader10"/>
        <text:user-field-decl office:value-type="string" office:string-value="156" text:name="article11LastPage"/>
        <text:user-field-decl office:value-type="string" office:string-value="УДК 177" text:name="article11UDK"/>
        <text:user-field-decl office:value-type="string" office:string-value="©  Розов Н.С." text:name="author11Copyright"/>
        <text:user-field-decl office:value-type="string" office:string-value="Н.С. Розов. Антропростасия (защита человека) – этическое ядро гуманизма" text:name="rightHeader11"/>
        <text:user-field-decl office:value-type="string" office:string-value="Дискуссии" text:name="leftHeader11"/>
        <text:user-field-decl office:value-type="string" office:string-value="162" text:name="article12LastPage"/>
        <text:user-field-decl office:value-type="string" office:string-value="УДК 177" text:name="article12UDK"/>
        <text:user-field-decl office:value-type="string" office:string-value="©  Апресян Р.Г." text:name="author12Copyright"/>
        <text:user-field-decl office:value-type="string" office:string-value="Р.Г. Апресян. Защита человека – моральный принцип..." text:name="rightHeader12"/>
        <text:user-field-decl office:value-type="string" office:string-value="Дискуссии" text:name="leftHeader12"/>
      </text:user-field-decls>
      <table:table table:name="Таблица50" table:style-name="Таблица50">
        <table:table-column table:style-name="Таблица50.A"/>
        <table:table-row>
          <table:table-cell table:style-name="Таблица50.A1" office:value-type="string">
            <text:p text:style-name="P40">ЭТИЧЕСКАЯ МЫСЛЬ</text:p>
            <text:p text:style-name="P29">Научно-теоретический журнал</text:p>
            <text:p text:style-name="P44"><text:variable-set text:name="Год" office:value-type="float" office:value="2019" style:data-style-name="N0">2019</text:variable-set>. Том <text:variable-set text:name="Том" office:value-type="float" office:value="19" style:data-style-name="N0">19</text:variable-set>. Номер <text:variable-set text:name="Номер" office:value-type="float" office:value="1" style:data-style-name="N0">1</text:variable-set></text:p>
          </table:table-cell>
        </table:table-row>
      </table:table>
      <text:p text:style-name="P42"><text:span text:style-name="T4">Главный редактор:</text:span><text:span text:style-name="T5"> </text:span><text:span text:style-name="T51">А.А. Гусейнов</text:span><text:span text:style-name="T5"> (Институт философии РАН, Москва, Россия)</text:span></text:p>
      <text:p text:style-name="P4"><text:span text:style-name="T63">Ответственный секретарь:</text:span> <text:span text:style-name="T45">О.В. Артемьева</text:span> (Институт философии РАН, Москва, Россия)</text:p>
      <text:p text:style-name="P31">Редакционная коллегия</text:p>
      <text:p text:style-name="Редколлегия"><text:span text:style-name="T45">Р.Г. Апресян</text:span> (Институт философии РАН, Москва, Россия)</text:p>
      <text:p text:style-name="Редколлегия"><text:span text:style-name="T45">Йован Бабич</text:span> (Белградский университет, Белград, Сербия)</text:p>
      <text:p text:style-name="Редколлегия"><text:span text:style-name="T45">В.И. Бакштановский</text:span> (Научно-исследовательский институт прикладной этики <text:line-break/>Тюменского государственного нефтегазового университета, Тюмень, Россия)</text:p>
      <text:p text:style-name="Редколлегия"><text:span text:style-name="T45">А.И. Бродский</text:span> (Санкт-Петербургский государственный университет, Санкт-Петербург, Россия)</text:p>
      <text:p text:style-name="Редколлегия"><text:span text:style-name="T45">А.Г. Гаджикурбанов</text:span> (МГУ им. М.В. Ломоносова, Москва, Россия)</text:p>
      <text:p text:style-name="Редколлегия"><text:span text:style-name="T45">Карл-Хенрик Гренхольм</text:span> (Упсальский университет, Упсала, Швеция)</text:p>
      <text:p text:style-name="Редколлегия"><text:span text:style-name="T45">О.П. Зубец</text:span> (Институт философии РАН, Москва, Россия)</text:p>
      <text:p text:style-name="Редколлегия"><text:span text:style-name="T45">А.В. Прокофьев</text:span> (Институт философии РАН, Москва, Россия)</text:p>
      <text:p text:style-name="Редколлегия"><text:span text:style-name="T45">А.П. Скрипник</text:span> (Саровский государственный физико-технический институт, филиал Национального исследовательского ядерного университета МИФИ, Саров, Россия)</text:p>
      <text:p text:style-name="P38"><text:span text:style-name="T45">Роберт Холмс</text:span> (Университет Рочестера, Рочестер, США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9"><text:span text:style-name="T63">Учредитель и издатель:</text:span> Федеральное государственное бюджетное учреждение науки Институт философии Российской академии наук</text:p>
            <text:p text:style-name="P57"><text:span text:style-name="T63">Периодичность: </text:span>2 раза в год. Выходит с <text:span text:style-name="T69">2000</text:span> г.</text:p>
            <text:p text:style-name="P58"><text:span text:style-name="T63">Журнал зарегистрирован</text:span> Федеральной службой по надзору в сфере связи, информационных технологий и массовых коммуникаций (Роскомнадзор). Свидетельство о регистрации СМИ: ПИ <text:span text:style-name="T72">№</text:span> ФС77-6122<text:span text:style-name="T69">6</text:span> от 03 апреля 2015 г.</text:p>
            <text:p text:style-name="P63"><text:span text:style-name="T63">Подписной индекс</text:span> в Объединенном каталоге «Пресса России» – 9411<text:span text:style-name="T69">9</text:span></text:p>
          </table:table-cell>
          <table:table-cell table:style-name="Таблица1.B1" office:value-type="string">
            <text:p text:style-name="P66"><text:span text:style-name="T25">Журнал включен в:</text:span><text:span text:style-name="T23"> Перечень рецензируемых научных журналов ВАК (группа научных специальностей «09.00.00 – философские науки»); Российский индекс научного цитирования (РИНЦ); Ulrich’s Periodicals Directory</text:span><text:span text:style-name="Character_5f_20_5f_style"><text:span text:style-name="T23">; </text:span></text:span><text:span text:style-name="Character_5f_20_5f_style"><text:span text:style-name="T24">EBSCO</text:span></text:span><text:span text:style-name="Character_5f_20_5f_style"><text:span text:style-name="T23">; </text:span></text:span><text:span text:style-name="Character_5f_20_5f_style"><text:span text:style-name="T24">ERIH</text:span></text:span><text:span text:style-name="Character_5f_20_5f_style"><text:span text:style-name="T23"> </text:span></text:span><text:span text:style-name="Character_5f_20_5f_style"><text:span text:style-name="T24">PLUS</text:span></text:span></text:p>
            <text:p text:style-name="P67">Публикуемые материалы прошли процедуру рецензирования и экспертного отбора.</text:p>
            <text:p text:style-name="P70"><text:span text:style-name="T63">Адрес редакции:</text:span> Российская Федерация, 109240, г. Москва, ул. Гончарная, д. 12, стр. 1, оф. 41<text:span text:style-name="T69">7</text:span></text:p>
            <text:p text:style-name="P71"><text:span text:style-name="T63">Тел.:</text:span> +7 (495) 697-<text:span text:style-name="T69">9</text:span>3-<text:span text:style-name="T69">78</text:span>;</text:p>
            <text:p text:style-name="P71"><text:span text:style-name="T64">e-mail: </text:span><text:a xlink:type="simple" xlink:href="mailto:ethical_thought@mail.ru" text:style-name="Internet_20_link" text:visited-style-name="Visited_20_Internet_20_Link"><text:span text:style-name="T69">ethical_thought@mail.ru</text:span></text:a><text:span text:style-name="T69">;</text:span></text:p>
            <text:p text:style-name="P71"><text:span text:style-name="T64">сайт:</text:span><text:span text:style-name="T69"> http://iph.ras.ru/em.htm</text:span></text:p>
          </table:table-cell>
        </table:table-row>
      </table:table>
      <table:table table:name="Таблица51" table:style-name="Таблица51">
        <table:table-column table:style-name="Таблица51.A"/>
        <table:table-row>
          <table:table-cell table:style-name="Таблица51.A1" office:value-type="string">
            <text:p text:style-name="P41">ETHICAL THOUGHT</text:p>
            <text:p text:style-name="P30">(ETICHESKAYA MYSL’)</text:p>
            <text:p text:style-name="P45"><text:span text:style-name="T63"><text:variable-get text:name="Год" style:data-style-name="N0">2019</text:variable-get></text:span><text:span text:style-name="T68">. Volume </text:span><text:span text:style-name="T68"><text:variable-get text:name="Том" style:data-style-name="N0">19</text:variable-get></text:span><text:span text:style-name="T68">. Number </text:span><text:span text:style-name="T68"><text:variable-get text:name="Номер" style:data-style-name="N0">1</text:variable-get></text:span></text:p>
          </table:table-cell>
        </table:table-row>
      </table:table>
      <text:p text:style-name="P43"><text:span text:style-name="T66">Editor-in-Chief:</text:span><text:span text:style-name="T67"> </text:span><text:span text:style-name="T19">Abdusalam A. Guseinov</text:span><text:span text:style-name="T67"> (RAS Institute of Philosophy, Moscow, Russia)</text:span></text:p>
      <text:p text:style-name="P5"><text:span text:style-name="T63">Executive editor:</text:span> <text:span text:style-name="T17">Olga V. Artemyeva</text:span> (RAS Institute of Philosophy, Moscow, Russia)</text:p>
      <text:p text:style-name="P32">Editorial Board</text:p>
      <text:p text:style-name="P34"><text:span text:style-name="T20">Ruben G. Apressyan</text:span> (RAS Institute of Philosophy, Moscow, Russia)</text:p>
      <text:p text:style-name="P33"><text:span text:style-name="T45">Jovan Babić </text:span>(University of Belgrade, Belgrade, Serbia)</text:p>
      <text:p text:style-name="P36"><text:span text:style-name="T22">Vladimir I. Bakshtanovsky</text:span><text:span text:style-name="T70"> (Research Institute for Applied Ethics,</text:span> <text:line-break/><text:span text:style-name="T70">Tyumen State Oil and Gas University, Tyumen, Russia)</text:span></text:p>
      <text:p text:style-name="P34"><text:span text:style-name="T21">Alexander I. Brodsky</text:span> (St. Petersburg University, St. Petersburg, Russia)</text:p>
      <text:p text:style-name="P34"><text:span text:style-name="T21">Aslan G. Gadzhikurbanov</text:span> (Moscow Lomonosov State University, Moscow, Russia)</text:p>
      <text:p text:style-name="P33"><text:span text:style-name="T45">Carl-Henric Grenholm </text:span>(Uppsala University, Uppsala, Sweden)<text:tab/></text:p>
      <text:p text:style-name="P33"><text:span text:style-name="T45">Robert L. Holmes</text:span> (Rochester, USA)</text:p>
      <text:p text:style-name="P35"><text:span text:style-name="Character_5f_20_5f_style"><text:span text:style-name="T20">Andrey V. Prokofiev</text:span></text:span> (RAS Institute of Philosophy, Moscow, Russia)</text:p>
      <text:p text:style-name="P37"><text:span text:style-name="T22">Anatoly P. Skripnik</text:span><text:span text:style-name="T70"> (Sarov Physical and Technical University,<text:line-break/>branch of National Research Nuclear University, Moscow Engineering University, Sarov, Russia)</text:span></text:p>
      <text:p text:style-name="P39"><text:span text:style-name="T21">Olga P. Zubets</text:span> (RAS Institute of Philosophy, Moscow, Russia)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2"><text:span text:style-name="T63">Publisher:</text:span> Institute of Philosophy, Russian Academy of Sciences</text:p>
            <text:p text:style-name="P64"><text:span text:style-name="T63">Frequency:</text:span> 2 times per year</text:p>
            <text:p text:style-name="P65"><text:span text:style-name="T63">First issue:</text:span> <text:span text:style-name="T73">2000</text:span></text:p>
            <text:p text:style-name="P60"><text:span text:style-name="T63">The journal is registered</text:span> with the Federal Service for Supervision of Communications, Information Techno<text:span text:style-name="T86">­</text:span>logy, and Mass Media (Roskomnadzor). The Mass Me<text:span text:style-name="T71">-</text:span>dia Registration Certificate No. FS77-6122<text:span text:style-name="T71">6</text:span> on April 3, 2015</text:p>
            <text:p text:style-name="P61"><text:span text:style-name="T63">Subscription index</text:span> in the United Catalogue “The Russian Press” is 9411<text:span text:style-name="T71">9</text:span></text:p>
          </table:table-cell>
          <table:table-cell table:style-name="Таблица2.B1" office:value-type="string">
            <text:p text:style-name="P69"><text:span text:style-name="T25">Abstracting and Indexing:</text:span><text:span text:style-name="T23"> </text:span><text:span text:style-name="T24">the list of peer-reviewed scientific editions recommended by the Higher Attestation Commission of the Ministry of Education and Science of the Russian Federation; </text:span><text:span text:style-name="Character_5f_20_5f_style"><text:span text:style-name="T24">Ulrich’s Periodicals Directory; EBSCO; ERIH PLUS</text:span></text:span></text:p>
            <text:p text:style-name="P68">All materials published in the “<text:span text:style-name="T71">Ethical Though</text:span>” journal undergo peer review process</text:p>
            <text:p text:style-name="P73"><text:span text:style-name="T63">Editorial address:</text:span> 12/1 Goncharnaya Str., Moscow 109240, Russian Federation</text:p>
            <text:p text:style-name="P72"><text:span text:style-name="T63">Tel.:</text:span> +7 (495) <text:span text:style-name="T71">697-93-78</text:span>;</text:p>
            <text:p text:style-name="P72"><text:span text:style-name="T63">e-mail:</text:span> <text:a xlink:type="simple" xlink:href="mailto:ethical_thought@mail.ru" text:style-name="Internet_20_link" text:visited-style-name="Visited_20_Internet_20_Link"><text:span text:style-name="T71">ethical_thought@mail.ru</text:span></text:a>;</text:p>
            <text:p text:style-name="P72"><text:span text:style-name="T63">website:</text:span> http://<text:span text:style-name="T71">iph.ras.ru/em.htm</text:span></text:p>
          </table:table-cell>
        </table:table-row>
      </table:table>
      <text:table-of-content text:style-name="Sect1" text:name="Оглавление1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4">Этическая теория</text:p>
          <text:p text:style-name="P92"><text:span text:style-name="T39">К.Е. Троицкий. </text:span><text:span text:style-name="T26">Зигмунт Бауман: от критики универсализма<text:line-break/>к безграничной моральной ответственности<text:tab/>5</text:span></text:p>
          <text:p text:style-name="P92"><text:span text:style-name="T39">Elena Namli. </text:span><text:span text:style-name="T41">Cosmopolitanism, </text:span><text:span text:style-name="T42">S</text:span><text:span text:style-name="T38">overeignty</text:span><text:span text:style-name="T41"> and </text:span><text:span text:style-name="T42">H</text:span><text:span text:style-name="T38">uman</text:span><text:span text:style-name="T41"> </text:span><text:span text:style-name="T42">R</text:span><text:span text:style-name="T38">ights</text:span><text:span text:style-name="T41"> –<text:line-break/>In </text:span><text:span text:style-name="T42">D</text:span><text:span text:style-name="T38">efense</text:span><text:span text:style-name="T41"> of </text:span><text:span text:style-name="T42">C</text:span><text:span text:style-name="T38">ritical</text:span><text:span text:style-name="T41"> </text:span><text:span text:style-name="T42">U</text:span><text:span text:style-name="T38">niver</text:span><text:span text:style-name="T43">salism<text:tab/>2</text:span><text:span text:style-name="T18">0</text:span></text:p>
          <text:p text:style-name="P92"><text:span text:style-name="T39">Г.Б. Юдин. </text:span><text:span text:style-name="T26">Коммунитаристский критерий для биоэтики<text:tab/>3</text:span><text:span text:style-name="T29">6</text:span></text:p>
          <text:p text:style-name="P90">История моральной философии</text:p>
          <text:p text:style-name="P74"><text:span text:style-name="T39">О.П. Зубец. </text:span><text:span text:style-name="T26">Об этическом смысле понятия ἀρχή<text:tab/></text:span><text:span text:style-name="T29">49</text:span></text:p>
          <text:p text:style-name="P74"><text:span text:style-name="T39">М.А. Корзо. </text:span><text:span text:style-name="T26">Пробабилизм и проблема «неуверенной» совести <text:line-break/>в раннее Новое время: историко-теоретические контексты<text:tab/>6</text:span><text:span text:style-name="T29">3</text:span></text:p>
          <text:p text:style-name="P74"><text:span text:style-name="T39">Т.В. Артемьева. </text:span><text:span text:style-name="T26">Эмблематическое выражение моральных концептов<text:line-break/>в России эпохи Просвещения<text:tab/></text:span><text:span text:style-name="T29">76</text:span></text:p>
          <text:p text:style-name="P55">Нормативная этика</text:p>
          <text:p text:style-name="P74"><text:span text:style-name="T39">А.П. Скрипник. </text:span><text:span text:style-name="T26">Негодование и нетерпимость<text:tab/></text:span><text:span text:style-name="T29">89</text:span></text:p>
          <text:p text:style-name="P74"><text:span text:style-name="T39">О.В. Саввина. </text:span><text:span text:style-name="T26">Дискурс о моральной оправданности и регулировании<text:line-break/>медицинских биотехнологий (на примере экстракорпорального оплодотворения</text:span>)<text:tab/><text:span text:style-name="T62">104</text:span></text:p>
          <text:p text:style-name="P55">Дискуссии</text:p>
          <text:p text:style-name="P74"><text:span text:style-name="T39">А.Г. Мясников. </text:span><text:span text:style-name="T26">И все-таки, был ли Кант безбожником?<text:tab/></text:span><text:span text:style-name="T29">118</text:span></text:p>
          <text:p text:style-name="P74"><text:span text:style-name="T39">А.К. Судаков. </text:span><text:span text:style-name="T26">Несбывшийся спор об этикотеологии Ответ А.Г. Мясникову<text:tab/></text:span><text:span text:style-name="T29">127</text:span></text:p>
          <text:p text:style-name="P74"><text:span text:style-name="T39">Н.С. Розов. </text:span><text:span text:style-name="T26">Антропростасия (защита человека) – этическое ядро гуманизма<text:tab/></text:span><text:span text:style-name="T29">141</text:span></text:p>
          <text:p text:style-name="P74"><text:span text:style-name="T39">Р.Г. Апресян. </text:span><text:span text:style-name="T26">Защита человека – моральный принцип<text:line-break/>(по поводу статьи Н.С. Розова)</text:span><text:tab/><text:span text:style-name="T62">157</text:span></text:p>
        </text:index-body>
      </text:table-of-content>
      <text:table-of-content text:style-name="Sect1" text:name="Оглавление2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1">Ethical Theory</text:p>
          <text:p text:style-name="Contents_20_2"><text:span text:style-name="T82">Konstantin E. Troitskiy</text:span><text:span text:style-name="T84">. Zygmunt Bauman: from the Criticism of Universalism<text:line-break/>to the Unlimited Moral Responsibility</text:span><text:span text:style-name="T26"><text:tab/>5</text:span></text:p>
          <text:p text:style-name="Contents_20_2"><text:span text:style-name="T82">Elena Namli. </text:span><text:span text:style-name="T84">Cosmopolitanism, Sovereignty and Human Rights –<text:line-break/>In Defense of Critical Universalism</text:span><text:span text:style-name="T26"><text:tab/>2</text:span><text:span text:style-name="T29">0</text:span></text:p>
          <text:p text:style-name="Contents_20_2"><text:span text:style-name="T32">Greg B. Yudin. </text:span><text:span text:style-name="T28">A Communitarian Approach for Bioethics</text:span><text:span text:style-name="T26"><text:tab/>3</text:span><text:span text:style-name="T29">6</text:span></text:p>
          <text:p text:style-name="Contents_20_1">History of Moral Philosophy</text:p>
          <text:p text:style-name="Contents_20_2"><text:span text:style-name="T32">Olga P. Zubets. </text:span><text:span text:style-name="T28">On the Ethical Meaning of </text:span><text:span text:style-name="T26">ἀ</text:span><text:span text:style-name="T27">ρχή</text:span><text:span text:style-name="T26"><text:tab/></text:span><text:span text:style-name="T29">46</text:span></text:p>
          <text:p text:style-name="Contents_20_2"><text:span text:style-name="T83">Margarita A. Korzo</text:span><text:span text:style-name="T85">. Probabilism and the Problem of “Uncertain” Conscience<text:line-break/>in the Early Modern Times: Historical and Theoretical Contexts</text:span><text:span text:style-name="T26"><text:tab/>6</text:span><text:span text:style-name="T29">3</text:span></text:p>
          <text:p text:style-name="Contents_20_2"><text:span text:style-name="T35">Tatiana V. Artemyeva</text:span><text:span text:style-name="T30">. Emblematic Forms of Moral Concepts<text:line-break/>in the Epoch of Enlightenment in Russia</text:span><text:span text:style-name="T26"><text:tab/></text:span><text:span text:style-name="T29">76</text:span></text:p>
          <text:p text:style-name="Contents_20_1">Normative Ethics</text:p>
          <text:p text:style-name="P74"><text:span text:style-name="T32">Anatolyi Skripnik. </text:span><text:span text:style-name="T28">On Resentment and Intolerance</text:span><text:span text:style-name="T26"><text:tab/></text:span><text:span text:style-name="T29">89</text:span></text:p>
          <text:p text:style-name="P74"><text:span text:style-name="T53">Olga V. Savvina</text:span><text:span text:style-name="T59">. Discourse on Moral Permissibility<text:line-break/>and Regulation of Medical Biotechnology<text:line-break/>(Example of In Vitro Fertilization and Assisted Reproductive Technologies)</text:span><text:span text:style-name="T75"><text:tab/>10</text:span><text:span text:style-name="T55">4</text:span></text:p>
          <text:p text:style-name="P56">Discussions</text:p>
          <text:p text:style-name="Contents_20_2"><text:span text:style-name="T32">Andrey G. Myasnikov. </text:span><text:span text:style-name="T28">And yet, Was Kant an Atheist?</text:span><text:span text:style-name="T26"><text:tab/></text:span><text:span text:style-name="T29">118</text:span></text:p>
          <text:p text:style-name="Contents_20_2"><text:span text:style-name="T36">Andrey K. Sudakov</text:span><text:span text:style-name="T31">. Unfulfilled Debate on Ethicotheology.<text:line-break/>A Replay to Andrey Myasnikov</text:span><text:span text:style-name="T26"><text:tab/></text:span><text:span text:style-name="T29">127</text:span></text:p>
          <text:p text:style-name="Contents_20_2"><text:span text:style-name="T34">Nikolai S. Rozov</text:span><text:span text:style-name="T37">. Anthroprostasia (Protection of a Human Being)<text:line-break/>is an Ethical Core of Humanism</text:span><text:span text:style-name="T26"><text:tab/></text:span><text:span text:style-name="T29">141</text:span></text:p>
          <text:p text:style-name="Contents_20_2"><text:span text:style-name="T33">Ruben G. Apressyan. </text:span><text:span text:style-name="T28">Protection of a Human Being as a Moral Principle</text:span><text:span text:style-name="T26"><text:tab/></text:span><text:span text:style-name="T29">157</text:span></text:p>
        </text:index-body>
      </text:table-of-content>
      <text:p text:style-name="P96"/>
      <text:h text:style-name="P95" text:outline-level="1"><text:bookmark-start text:name="__RefHeading___Toc14777_2035693889"/>Информация для авторов<text:bookmark-end text:name="__RefHeading___Toc14777_2035693889"/></text:h>
      <text:p text:style-name="P89">Журнал «Этическая мысль» – издание Института философии РАН. Он предназначен для публикации теоретических работ, обсуждения дискуссионных проблем этики, апробации новых идей. В журнале публикуются статьи по теории и истории морали, истории моральной философии, нормативно-этическим проблемам как общего, так и прикладного характера, аналитические обзоры и рецензии. Приветствуются полемические статьи.</text:p>
      <text:p text:style-name="P46">К публикации не принимаются разделы диссертаций и главы из книг.</text:p>
      <text:p text:style-name="P46">Передавая рукопись своей работы в редакцию, автор гарантирует, что текст не был опубликован ранее и не был передан в другое издательство. Ссылка на «Эти<text:span text:style-name="T81">­</text:span>ческую мысль» при использовании материалов статьи в последующих публикациях обязательна.</text:p>
      <text:p text:style-name="P46">Автор берет на себя ответственность за точность цитирования, правильность библиографических описаний, транскрибирование имен и названий.</text:p>
      <text:p text:style-name="P77"><text:span text:style-name="T26">Адрес редакции: Российская Федерация, 109240, г. Москва, ул. Гончарная, д. 12, стр. 1, </text:span><text:span text:style-name="T11">оф. 417. Тел</text:span><text:span text:style-name="T12">.: +7 (495) 697-93-78; e-mail: ethical_thought@mail.ru; </text:span><text:span text:style-name="T11">сайт</text:span><text:span text:style-name="T12">: http://iph.</text:span><text:span text:style-name="T28"><text:line-break/>ras.ru/em.htm</text:span></text:p>
      <text:p text:style-name="P46">Все статьи, планируемые к публикации в журнале «Этическая мысль», проходят процедуру анонимного рецензирования и утверждения на редколлегии.</text:p>
      <text:p text:style-name="P46">Редакция принимает решение о публикации текста в соответствии с решением редколлегии, главного редактора и оценками экспертов. Решение о публикации принимается в течение трех месяцев с момента получения рукописи.</text:p>
      <text:p text:style-name="P47">Редколлегия оставляет за собой право на редактирование материалов, согласовывая окончательный вариант с автором.</text:p>
      <text:p text:style-name="P52">Плата за публикацию материалов не взимается, гонорар авторам не выплачивается.</text:p>
      <text:p text:style-name="P79">Рукописи принимаются в электронном виде в формате MS Word по электронному адресу редакции: ethical_thought@mail.ru</text:p>
      <text:p text:style-name="P46">Объем публикации – от 0,7 до 1 а.л., включая ссылки, примечания, список литературы, аннотацию. Аннотации требуются для публикаций любого рода (не только для статей, но и для обзоров, рецензий и др.).</text:p>
      <text:p text:style-name="P48">Шрифт «Times New Roman»; размер шрифта: инициалы и фамилия автора (между инициалами пробелы не ставятся) – 12 кегль; заголовок – 13 кегль, подзаголовок и текст – 12, междустрочный интервал основного текста – 1,5; абзацный отступ – 0,9; выравнивание – по левому краю; знак сноски и текст сноски – 10 кегль; междустрочный интервал в сносках – одинарный; поля – 2,5 см со всех сторон.</text:p>
      <text:p text:style-name="P46">Абзацные отступы, нумерованные и маркированные списки и сноски делаются только автоматически. Переносы не ставятся (ни вручную, ни автоматически).</text:p>
      <text:p text:style-name="P46">Обратите внимание н<text:span text:style-name="T81">а</text:span> различие между дефисом (-) и тире (–). Дефис не отделяется пробелом от соединяемых слов. Между цифрами ставится короткое тире, в этом случае тире не отделяется пробелами от соединяемых цифр (например: 1905–1917. С. 125–211).</text:p>
      <text:p text:style-name="P51">Цитаты заключаются в кавычки «елочки». Если внутри цитаты, заключенной в ка<text:span text:style-name="T79">­</text:span>вычки, включаются слова, также заключенные в кавычки, для них используются кавычки “лапки”. Просьба обращать внимание на правильное написание кавычек:</text:p>
      <text:p text:style-name="P46">“текст” – правильно</text:p>
      <text:p text:style-name="P46">”текст” – неправильно.</text:p>
      <text:p text:style-name="P54"><text:span text:style-name="T26">Для обозначения века используются римские цифры (например: </text:span><text:span text:style-name="T28">XVIII</text:span><text:span text:style-name="T26">). Слово «век» всегда сокращается до одной буквы (в.), «века» (мн. число) – до двух букв (вв.)</text:span></text:p>
      <text:p text:style-name="P46"><text:soft-page-break/>Примечания и библиографические ссылки оформляются как постраничные сноски со сквозной нумерацией.</text:p>
      <text:p text:style-name="P54"><text:span text:style-name="T26">Помимо основного текста, рукопись должна включать следующие обязательные элементы на </text:span><text:span text:style-name="T39">русском и английском языках</text:span><text:span text:style-name="T26">:</text:span></text:p>
      <text:p text:style-name="P6">1. Сведения об авторе(ах)</text:p>
      <text:p text:style-name="P49">На русском языке:</text:p>
      <text:list xml:id="list3690955946" text:style-name="WW8Num5">
        <text:list-item>
          <text:p text:style-name="P98">фамилия, имя и отчество автора полностью</text:p>
        </text:list-item>
        <text:list-item>
          <text:p text:style-name="P100">ученая степень, ученое звание</text:p>
        </text:list-item>
        <text:list-item>
          <text:p text:style-name="P100">место работы/учебы или соискательства (в именительном падеже официальное название организации с указанием ведомства без указания подразделений)</text:p>
        </text:list-item>
        <text:list-item>
          <text:p text:style-name="P100">полный юридический адрес места работы/учебы или соискательства (включая индекс, страну, город)</text:p>
        </text:list-item>
        <text:list-item>
          <text:p text:style-name="P100">адрес электронной почты автора(ов)</text:p>
        </text:list-item>
      </text:list>
      <text:p text:style-name="P50">На английском языке:</text:p>
      <text:list xml:id="list1372555603" text:style-name="WW8Num2">
        <text:list-item>
          <text:p text:style-name="P99">фамилия и имя автора(ов) (транслитерация)</text:p>
        </text:list-item>
        <text:list-item>
          <text:p text:style-name="P101">ученая степень, ученое звание (перевод)</text:p>
        </text:list-item>
        <text:list-item>
          <text:p text:style-name="P101">место работы/учебы или соискательства (перевод; не следует переводить на английский язык преамбулы к названиям, определяющим тип, статус организации, например ФГБУН и т. п.) полный юридический адрес места работы/учебы или соискательства (перевод)</text:p>
        </text:list-item>
      </text:list>
      <text:p text:style-name="P46">2. Название статьи (или другого материала)</text:p>
      <text:p text:style-name="P46">3. Аннотация (от 200 до 250 слов)</text:p>
      <text:p text:style-name="P46">4. Ключевые слова (до 10 слов и словосочетаний)</text:p>
      <text:p text:style-name="P46">5. Список литературы</text:p>
      <text:p text:style-name="P46">Рукописи на русском языке должны содержать два варианта представления списка литературы:</text:p>
      <text:p text:style-name="P46">1. Список, озаглавленный «Список литературы» и выполненный в соответствии с требованиями ГОСТа. В начале списка в алфавитном порядке указываются источники на русском языке, затем – источники на иностранных языках.</text:p>
      <text:p text:style-name="P54"><text:span text:style-name="T26">2. Список, озаглавленный «</text:span><text:span text:style-name="T40">References</text:span><text:span text:style-name="T26">» и выполненный в соответствии с требованиями международных библиографических баз данных (Scopus и др.). Все библиографические ссылки на русскоязычные источники приводятся в латинском алфавите по следующей схеме:</text:span></text:p>
      <text:list xml:id="list1755725309" text:style-name="WW8Num1">
        <text:list-item>
          <text:p text:style-name="P97">автор (транслитерация)</text:p>
        </text:list-item>
        <text:list-item>
          <text:p text:style-name="P97">заглавие (транслитерация)</text:p>
        </text:list-item>
        <text:list-item>
          <text:p text:style-name="P97">[перевод заглавия на английский язык в квадратных скобках]</text:p>
        </text:list-item>
        <text:list-item>
          <text:p text:style-name="P97">название русскоязычного источника (транслитерация)</text:p>
        </text:list-item>
        <text:list-item>
          <text:p text:style-name="P97">[перевод названия источника на английский язык в квадратных скобках]</text:p>
        </text:list-item>
        <text:list-item>
          <text:p text:style-name="P97">выходные данные на английском языке.</text:p>
        </text:list-item>
      </text:list>
      <text:p text:style-name="P46">Для транслитерации русскоязычных источников следует использовать сайт: http://trans.li, в графе «варианты перевода» выбрать “BSI”.</text:p>
      <text:p text:style-name="P46">После блока русскоязычных источников указываются источники на иностранных языках, оформленные в соответствии с требованиями международных библиографических баз данных.</text:p>
      <text:p text:style-name="P53"><text:span text:style-name="T26">Если список литературы состоит исключительно из источников на иностранных языках, «Список литературы» и “</text:span><text:span text:style-name="T40">References</text:span><text:span text:style-name="T26">” объединяются: «Список литературы / </text:span><text:span text:style-name="T40">Refe</text:span><text:span text:style-name="T13">­</text:span><text:span text:style-name="T40">rences</text:span><text:span text:style-name="T26">». Список оформляется в соответствии с требованиями международных библиографических баз данных и помещается в конце рукописи.</text:span></text:p>
      <text:p text:style-name="P20"><text:soft-page-break/>Порядок расположения обязательных элементов</text:p>
      <text:p text:style-name="P54"><text:span text:style-name="T26">В начале рукописи располагается русскоязычный блок (инициалы и фамилия автора, название статьи, сведения об авторе, аннотация, ключевые слова, текст статьи, «Список литературы»); в конце рукописи располагается англоязычный блок (название статьи, инициалы и фамилия автора, сведения об авторе, аннотация, ключевые слова, “</text:span><text:span text:style-name="T40">References</text:span><text:span text:style-name="T26">”).</text:span></text:p>
      <text:p text:style-name="P54"><text:span text:style-name="T26">Рисунки и формулы должны быть продублированы в графическом режиме и записаны отдельным файлом. Тексты, содержащие специфические символы и неевропейские шрифты, должны быть продублированы в формате </text:span><text:span text:style-name="T28">pdf</text:span><text:span text:style-name="T26">.</text:span></text:p>
      <text:p text:style-name="P46">Подробные рекомендации и примеры оформления текста, аннотаций, списка литературы и проч. см. здесь: http://iph.ras.ru/em_guide.htm</text:p>
      <text:p text:style-name="P88">Материалы, не соответствующие какому-либо из указанных требований, не публикуются.</text:p>
      <text:p text:style-name="P93">Научно-теоретический журнал</text:p>
      <text:p text:style-name="P82">Этическая мысль / Ethical Thought</text:p>
      <text:p text:style-name="P78"><text:variable-get text:name="Год" style:data-style-name="N0">2019</text:variable-get>. Том <text:variable-get text:name="Том" style:data-style-name="N0">19</text:variable-get>. Номер <text:variable-get text:name="Номер" style:data-style-name="N0">1</text:variable-get></text:p>
      <text:p text:style-name="P80"><text:span text:style-name="T52">Учредитель и издатель:</text:span><text:span text:style-name="T65"> </text:span><text:span text:style-name="T80">Федеральное государственное бюджетное учреждение науки<text:line-break/>Институт философии Российской академии наук</text:span></text:p>
      <text:p text:style-name="P81">Свидетельство о регистрации СМИ: ПИ No ФС77-6122<text:span text:style-name="T44">6</text:span> от 03 апреля 2015 г.</text:p>
      <text:p text:style-name="P83">Главный редактор<text:span text:style-name="T74">:</text:span> <text:span text:style-name="T46">А.А. Гусейнов</text:span></text:p>
      <text:p text:style-name="P76">Ответственный секретарь:<text:span text:style-name="T45"> О.В. Артемьева</text:span></text:p>
      <text:p text:style-name="P76">Научный редактор: <text:span text:style-name="T46">А.В. Прокофьев</text:span></text:p>
      <text:p text:style-name="P76">Заведующая редакцией: <text:span text:style-name="T46">М.А. Корзо</text:span></text:p>
      <text:p text:style-name="P76">Редактор: <text:span text:style-name="T46">Р.С. Платонов</text:span></text:p>
      <text:p text:style-name="P84"><text:span text:style-name="T3">Художники: </text:span><text:span text:style-name="T47">Ю.А. Аношина, О.О. Петина, </text:span><text:span text:style-name="T48">С.Ю. Растегина</text:span></text:p>
      <text:p text:style-name="P75"><text:span text:style-name="T3">Технический редактор: </text:span><text:span text:style-name="T50">Е</text:span><text:span text:style-name="T49">.А. </text:span><text:span text:style-name="T48">Морозова</text:span></text:p>
      <text:p text:style-name="P75"><text:span text:style-name="T3">Корректор: </text:span><text:span text:style-name="T50">Г</text:span><text:span text:style-name="T49">.</text:span><text:span text:style-name="T48">Н</text:span><text:span text:style-name="T47">. </text:span><text:span text:style-name="T48">Барышева</text:span></text:p>
      <text:p text:style-name="P85">Подписано в печать с оригинал-м<text:span text:style-name="T75">акета </text:span><text:span text:style-name="T56">27</text:span><text:span text:style-name="T75">.05.1</text:span><text:span text:style-name="T77">9</text:span><text:span text:style-name="T75">.<text:line-break/>Формат 70х10</text:span><text:span text:style-name="T76">0</text:span><text:span text:style-name="T75"> 1/16. Печать офсетная. Гарнитура </text:span><text:span text:style-name="T57">Liberation Serif</text:span><text:span text:style-name="T75">.<text:line-break/>Усл. печ. л. </text:span><text:span text:style-name="T78">13</text:span><text:span text:style-name="T54">,</text:span><text:span text:style-name="T58">54</text:span><text:span text:style-name="T75">. Уч.-изд. л. </text:span><text:span text:style-name="T76">1</text:span><text:span text:style-name="T77">1,9</text:span><text:span text:style-name="T75">. Тираж 1 000 экз. Заказ № </text:span><text:span text:style-name="T56">12</text:span><text:span text:style-name="T75">.</text:span></text:p>
      <text:p text:style-name="P87"><text:span text:style-name="T75">Оригинал-макет изготовлен в Институте философии РАН</text:span><text:line-break/>Компьютерная верстка: <text:span text:style-name="T50">Е</text:span><text:span text:style-name="T49">.А. </text:span><text:span text:style-name="T48">Морозова</text:span></text:p>
      <text:p text:style-name="P86">Отпечатано в ЦОП Института философии РАН<text:line-break/>109240, г. Москва, ул. Гончарная, д. 12, стр. 1</text:p>
      <text:p text:style-name="P86"><text:span text:style-name="T60">Информацию о журнале «Этическая мысль» см. на сайте:<text:line-break/></text:span><text:span text:style-name="T61">http://iph.ras.ru/em.ht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Liberation Serif5" svg:font-family="'Liberation Serif'" style:font-adornments="Regular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1" svg:font-family="'IPH Lib Serif'" style:font-adornments="Regular" style:font-pitch="variable"/>
    <style:font-face style:name="IPH Lib Serif2" svg:font-family="'IPH Lib Serif'" style:font-adornments="Обычный" style:font-pitch="variable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IPH Lib Serif" svg:font-family="'IPH Lib Serif'" style:font-family-generic="roman" style:font-pitch="variable"/>
    <style:font-face style:name="Liberation Sans" svg:font-family="'Liberation Sans'" style:font-family-generic="roman" style:font-pitch="variable"/>
    <style:font-face style:name="Liberation Serif3" svg:font-family="'Liberation Serif'" style:font-family-generic="roman" style:font-pitch="variable"/>
    <style:font-face style:name="Liberation Serif4" svg:font-family="'Liberation Serif'" style:font-adornments="Обычный" style:font-family-generic="roman" style:font-pitch="variable"/>
    <style:font-face style:name="Calibri" svg:font-family="Calibri, 'Trebuchet MS'" style:font-family-generic="swiss" style:font-pitch="variable"/>
    <style:font-face style:name="Arial Unicode MS" svg:font-family="'Arial Unicode MS'" style:font-family-generic="system" style:font-pitch="variable"/>
    <style:font-face style:name="Calibri Greek" svg:font-family="'Calibri Greek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page"/>
      <style:text-properties style:font-name="IPH Lib Serif1" fo:font-family="'IPH Lib Serif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IPH Lib Serif2" fo:font-family="'IPH Lib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0mm" fo:margin-bottom="0mm" loext:contextual-spacing="true" fo:line-height="4.32mm" fo:text-align="justify" style:justify-single-word="false" fo:orphans="2" fo:widows="2" fo:hyphenation-ladder-count="3" fo:text-indent="7mm" style:auto-text-indent="false" style:page-number="auto" style:shadow="none" style:writing-mode="page">
        <style:tab-stops/>
      </style:paragraph-properties>
      <style:text-properties fo:color="#000000" fo:font-size="11pt" fo:letter-spacing="normal" fo:background-color="transparent" style:font-size-asian="10.5pt" style:text-scale="100%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hyphenation-ladder-count="no-limit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24.99mm" fo:margin-bottom="2.2mm" loext:contextual-spacing="false" fo:text-align="center" style:justify-single-word="false" fo:text-indent="0mm" style:auto-text-indent="false" style:page-number="auto" style:shadow="none" style:writing-mode="page">
        <style:tab-stops/>
      </style:paragraph-properties>
      <style:text-properties fo:text-transform="uppercase" fo:font-size="14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1pt" fo:font-style="italic" fo:font-weight="normal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mm" draw:fill-image-height="0mm"/>
      <style:paragraph-properties fo:margin-left="0mm" fo:margin-right="0mm" fo:margin-top="3.53mm" fo:margin-bottom="13mm" loext:contextual-spacing="true" fo:line-height="100%" fo:text-align="center" style:justify-single-word="false" style:register-true="true" fo:text-indent="0mm" style:auto-text-indent="false" style:page-number="auto" style:shadow="none" text:number-lines="true" text:line-number="0" style:writing-mode="page">
        <style:tab-stops/>
      </style:paragraph-properties>
      <style:text-properties style:font-name="Liberation Serif2" fo:font-family="'Liberation Serif'" style:font-style-name="Полужирный" style:font-pitch="variable" fo:font-size="12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Ключевые_20_слова" style:master-page-name="">
      <style:paragraph-properties fo:margin-top="0mm" fo:margin-bottom="1.99mm" loext:contextual-spacing="false" fo:line-height="100%" fo:text-align="justify" style:justify-single-word="false" fo:orphans="2" fo:widows="2" fo:hyphenation-ladder-count="no-limit" style:page-number="auto" style:writing-mode="page"/>
      <style:text-properties fo:font-size="9pt" style:font-size-asian="10.5pt" fo:hyphenate="true" fo:hyphenation-remain-char-count="2" fo:hyphenation-push-char-count="2"/>
    </style:style>
    <style:style style:name="Ключевые_20_слова" style:display-name="Ключевые слова" style:family="paragraph" style:parent-style-name="Standard" style:master-page-name="">
      <style:paragraph-properties fo:margin-left="0mm" fo:margin-right="0mm" fo:margin-top="1.01mm" fo:margin-bottom="7mm" loext:contextual-spacing="false" fo:line-height="3.88mm" fo:text-align="justify" style:justify-single-word="false" fo:text-indent="0mm" style:auto-text-indent="false" style:page-number="auto" style:shadow="none" style:writing-mode="page"/>
      <style:text-properties fo:font-size="10pt" fo:letter-spacing="-0.04mm" style:font-size-asian="10.5pt"/>
    </style:style>
    <style:style style:name="Эпиграф" style:family="paragraph" style:parent-style-name="Standard">
      <style:paragraph-properties fo:margin-top="0mm" fo:margin-bottom="2.75m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mm" fo:margin-right="0mm" fo:margin-top="6.6mm" fo:margin-bottom="4.39mm" loext:contextual-spacing="false" fo:line-height="100%" fo:text-indent="0mm" style:auto-text-indent="false" style:page-number="auto" style:writing-mode="page"/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mm" fo:margin-right="0mm" fo:margin-top="4.41mm" fo:margin-bottom="4.41mm" loext:contextual-spacing="false" fo:text-indent="0m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margin-top="0mm" fo:margin-bottom="0mm" loext:contextual-spacing="true" fo:line-height="3.88mm" fo:text-align="justify" style:justify-single-word="false" fo:text-indent="7mm" style:auto-text-indent="false" style:writing-mode="page"/>
      <style:text-properties fo:font-size="10pt" fo:letter-spacing="-0.04m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mm" fo:margin-bottom="2.75m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style:paragraph-properties fo:text-align="end" style:justify-single-word="false" style:page-number="auto" fo:padding="0.3mm" fo:border-left="none" fo:border-right="none" fo:border-top="none" fo:border-bottom="0.51pt solid #000000" style:shadow="none" style:writing-mode="page"/>
      <style:text-properties fo:font-size="10pt" fo:font-style="italic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padding="0.3mm" fo:border-left="none" fo:border-right="none" fo:border-top="none" fo:border-bottom="0.51pt solid #000000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fo:font-style="italic" style:font-size-asian="11pt" style:font-size-complex="11pt"/>
    </style:style>
    <style:style style:name="Первая_20_страница" style:display-name="Первая страница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Информация_20_о_20_журнале" style:display-name="Информация о журнале" style:family="paragraph" style:parent-style-name="Table_20_Contents" style:master-page-name="">
      <loext:graphic-properties draw:fill="none" draw:fill-color="#729fcf"/>
      <style:paragraph-properties fo:margin-left="0mm" fo:margin-right="0mm" fo:margin-top="0mm" fo:margin-bottom="3mm" loext:contextual-spacing="false" fo:line-height="3.19mm" fo:text-align="justify" style:justify-single-word="false" fo:hyphenation-ladder-count="no-limit" fo:text-indent="0mm" style:auto-text-indent="false" style:page-number="auto" fo:background-color="transparent" text:number-lines="false" text:line-number="0" style:writing-mode="page"/>
      <style:text-properties fo:font-size="8pt" officeooo:rsid="004b8a18" style:font-size-asian="9pt" style:font-size-complex="9pt" fo:hyphenate="true" fo:hyphenation-remain-char-count="2" fo:hyphenation-push-char-count="2"/>
    </style:style>
    <style:style style:name="Редколлегия" style:family="paragraph" style:parent-style-name="Standard">
      <style:paragraph-properties fo:margin-top="0mm" fo:margin-bottom="1.01mm" loext:contextual-spacing="false" fo:line-height="3.49mm" fo:text-align="center" style:justify-single-word="false" style:writing-mode="page"/>
      <style:text-properties fo:font-size="9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mm" fo:margin-right="0mm" fo:margin-top="2.12mm" fo:margin-bottom="4.23mm" loext:contextual-spacing="false" fo:line-height="3.88mm" fo:text-align="center" style:justify-single-word="false" fo:text-indent="0m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mm" fo:margin-right="0mm" fo:margin-top="4.23mm" fo:margin-bottom="2.12mm" loext:contextual-spacing="false" fo:text-align="center" style:justify-single-word="false" fo:keep-together="always" fo:orphans="0" fo:widows="0" fo:text-indent="0m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mm" fo:margin-right="0mm" fo:margin-top="2.12mm" fo:margin-bottom="2.12mm" loext:contextual-spacing="false" fo:text-align="center" style:justify-single-word="false" fo:orphans="0" fo:widows="0" fo:text-indent="0m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mm" fo:margin-bottom="3.53mm" loext:contextual-spacing="false" fo:line-height="7.06m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Contents_20_1" style:display-name="Contents 1" style:family="paragraph" style:next-style-name="Standard" style:class="index">
      <style:paragraph-properties fo:margin-left="0mm" fo:margin-right="0mm" fo:margin-top="3.79mm" fo:margin-bottom="3mm" loext:contextual-spacing="false" fo:line-height="100%" fo:text-align="center" style:justify-single-word="false" fo:orphans="2" fo:widows="2" fo:text-indent="0mm" style:auto-text-indent="false" style:text-autospace="none" style:punctuation-wrap="simple" style:vertical-align="baseline" style:writing-mode="lr-tb">
        <style:tab-stops/>
      </style:paragraph-properties>
      <style:text-properties fo:text-transform="uppercase" style:use-window-font-color="true" style:font-name="IPH Lib Serif" fo:font-family="'IPH Lib Serif'" style:font-family-generic="roman" style:font-pitch="variable" fo:font-size="10pt" fo:language="ru" fo:country="RU" fo:font-weight="bold" style:font-name-asian="Liberation Serif3" style:font-family-asian="'Liberation Serif'" style:font-family-generic-asian="roman" style:font-pitch-asian="variable" style:font-size-asian="10pt" style:font-weight-asian="bold" style:font-name-complex="Liberation Serif3" style:font-family-complex="'Liberation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mm" fo:margin-right="0mm" fo:margin-top="0mm" fo:margin-bottom="0.9mm" loext:contextual-spacing="false" fo:line-height="3.92mm" fo:text-align="start" style:justify-single-word="false" fo:orphans="2" fo:widows="2" fo:text-indent="0mm" style:auto-text-indent="false" style:page-number="auto" style:text-autospace="none" style:punctuation-wrap="simple" style:vertical-align="baseline" style:writing-mode="lr-tb">
        <style:tab-stops>
          <style:tab-stop style:position="140mm" style:type="right" style:leader-style="dotted" style:leader-text="."/>
        </style:tab-stops>
      </style:paragraph-properties>
      <style:text-properties style:use-window-font-color="true" style:font-name="IPH Lib Serif" fo:font-family="'IPH Lib Serif'" style:font-family-generic="roman" style:font-pitch="variable" fo:font-size="10pt" fo:language="ru" fo:country="RU" style:font-name-asian="Liberation Serif3" style:font-family-asian="'Liberation Serif'" style:font-family-generic-asian="roman" style:font-pitch-asian="variable" style:font-size-asian="10pt" style:font-name-complex="Liberation Serif3" style:font-family-complex="'Liberation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7.11mm" fo:margin-right="0mm" fo:line-height="3.35mm" fo:orphans="0" fo:widows="0" fo:text-indent="7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fo:font-size="8pt" style:font-size-asian="8pt" style:font-size-complex="8pt"/>
    </style:style>
    <style:style style:name="Endnote" style:family="paragraph" style:parent-style-name="Standard" style:class="extra">
      <style:paragraph-properties fo:margin-left="0mm" fo:margin-right="0mm" fo:line-height="100%" fo:text-align="start" style:justify-single-word="false" fo:hyphenation-ladder-count="no-limit" fo:text-indent="0m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0.58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3" fo:font-family="'Liberation Serif'" style:font-family-generic="roman" style:font-pitch="variable" fo:font-size="10pt" style:font-size-asian="10pt" style:font-name-complex="Liberation Serif3" style:font-family-complex="'Liberation Serif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3" fo:font-family="'Liberation Serif'" style:font-family-generic="roman" style:font-pitch="variable" fo:font-size="10pt" style:font-size-asian="10pt" style:font-name-complex="Liberation Serif3" style:font-family-complex="'Liberation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7.64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3" fo:font-family="'Liberation Serif'" style:font-family-generic="roman" style:font-pitch="variable" fo:font-size="10pt" style:font-size-asian="10pt" style:font-name-complex="Liberation Serif3" style:font-family-complex="'Liberation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1.17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3" fo:font-family="'Liberation Serif'" style:font-family-generic="roman" style:font-pitch="variable" fo:font-size="10pt" style:font-size-asian="10pt" style:font-name-complex="Liberation Serif3" style:font-family-complex="'Liberation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4.69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3" fo:font-family="'Liberation Serif'" style:font-family-generic="roman" style:font-pitch="variable" fo:font-size="10pt" style:font-size-asian="10pt" style:font-name-complex="Liberation Serif3" style:font-family-complex="'Liberation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8.22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3" fo:font-family="'Liberation Serif'" style:font-family-generic="roman" style:font-pitch="variable" fo:font-size="10pt" style:font-size-asian="10pt" style:font-name-complex="Liberation Serif3" style:font-family-complex="'Liberation Serif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" style:font-family-asian="Calibri, 'Trebuchet MS'" style:font-family-generic-asian="swiss" style:font-pitch-asian="variable"/>
    </style:style>
    <style:style style:name="Text" style:family="paragraph" style:parent-style-name="Standard" style:class="extra">
      <style:paragraph-properties fo:margin-left="0mm" fo:margin-right="0mm" fo:line-height="100%" fo:text-align="start" style:justify-single-word="false" fo:text-indent="0mm" style:auto-text-indent="false"/>
      <style:text-properties style:font-name="Courier New" fo:font-family="'Courier New'" style:font-family-generic="modern" fo:font-size="10pt" style:font-name-asian="Calibri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Аннотация" style:family="paragraph" style:parent-style-name="Standard">
      <style:paragraph-properties fo:line-height="3.88mm" fo:text-align="justify" style:justify-single-word="false" style:writing-mode="page"/>
      <style:text-properties fo:font-size="10pt"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margin-top="1.01mm" fo:margin-bottom="8.01mm" loext:contextual-spacing="false" fo:line-height="100%" fo:text-align="justify" style:justify-single-word="false" fo:orphans="2" fo:widows="2" fo:hyphenation-ladder-count="no-limit" style:page-number="auto" style:writing-mode="page"/>
      <style:text-properties fo:font-size="10pt" fo:hyphenate="true" fo:hyphenation-remain-char-count="2" fo:hyphenation-push-char-count="2"/>
    </style:style>
    <style:style style:name="Цитирование" style:family="paragraph" style:parent-style-name="Text_20_body" style:master-page-name="">
      <style:paragraph-properties fo:margin-left="7mm" fo:margin-right="7mm" fo:margin-top="2.12mm" fo:margin-bottom="2.12mm" loext:contextual-spacing="false" fo:line-height="3.88mm" fo:widows="2" fo:hyphenation-ladder-count="2" fo:text-indent="0mm" style:auto-text-indent="false" style:page-number="auto" style:writing-mode="page"/>
      <style:text-properties fo:font-size="10pt" fo:hyphenate="true" fo:hyphenation-remain-char-count="2" fo:hyphenation-push-char-count="2"/>
    </style:style>
    <style:style style:name="Title" style:family="paragraph" style:parent-style-name="Standard" style:next-style-name="Text_20_body" style:default-outline-level="" style:class="chapter">
      <style:paragraph-properties fo:margin-top="4.23mm" fo:margin-bottom="2.12m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Заголовок_20_-_20_информация_20_для_20_авторов" style:display-name="Заголовок - информация для авторов" style:family="paragraph" style:parent-style-name="Heading_20_1" style:default-outline-level="1" style:list-style-name="">
      <style:paragraph-properties fo:margin-top="0mm" fo:margin-bottom="2.2mm" loext:contextual-spacing="false"/>
      <style:text-properties fo:font-variant="normal" fo:text-transform="none" fo:font-size="11pt" style:font-size-asian="11pt" style:font-size-complex="11pt"/>
    </style:style>
    <style:style style:name="Автор_20_без_20_шмуца" style:display-name="Автор без шмуца" style:family="paragraph" style:parent-style-name="Автор" style:master-page-name="">
      <style:paragraph-properties fo:margin-top="35mm" fo:margin-bottom="0mm" loext:contextual-spacing="false" style:page-number="auto"/>
      <style:text-properties fo:language="en" fo:country="US"/>
    </style:style>
    <style:style style:name="Footnote_20_Symbol" style:display-name="Footnote Symbol" style:family="text">
      <style:text-properties style:text-position="super 70%" style:font-name="Liberation Serif4" fo:font-family="'Liberation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Liberation Serif3" fo:font-family="'Liberation Serif'" style:font-family-generic="roman" style:font-pitch="variable" fo:font-style="italic" style:font-style-asian="italic" style:font-name-complex="Liberation Serif3" style:font-family-complex="'Liberation Serif'" style:font-family-generic-complex="roman" style:font-pitch-complex="variable"/>
    </style:style>
    <style:style style:name="Internet_20_link" style:display-name="Internet link" style:family="text">
      <style:text-properties style:use-window-font-color="true" style:font-name="IPH Lib Serif" fo:font-family="'IPH Lib Serif'" style:font-family-generic="roman" style:font-pitch="variable" style:text-underline-style="none" style:font-name-complex="Liberation Serif3" style:font-family-complex="'Liberation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Strong_20_Emphasis" style:display-name="Strong Emphasis" style:family="text">
      <style:text-properties fo:font-weight="bold" style:font-weight-asian="bold" style:font-name-complex="Liberation Serif3" style:font-family-complex="'Liberation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Page_20_Number" style:display-name="Page Number" style:family="text">
      <style:text-properties fo:color="#000000" style:font-name="Liberation Serif3" fo:font-family="'Liberation Serif'" style:font-family-generic="roman" style:font-pitch="variable" fo:font-size="10pt" fo:language="ru" fo:country="RU" style:font-size-asian="10pt" style:font-name-complex="Liberation Serif3" style:font-family-complex="'Liberation Serif'" style:font-family-generic-complex="roman" style:font-pitch-complex="variable" style:font-size-complex="10pt"/>
    </style:style>
    <style:style style:name="Index_20_Link" style:display-name="Index Link" style:family="text"/>
    <style:style style:name="Character_5f_20_5f_style" style:display-name="Character_20_style" style:family="text">
      <style:text-properties fo:font-size="7pt" style:font-size-asian="6.09999990463257pt" style:font-size-complex="7pt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0m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4mm" fo:margin-left="3mm"/>
        </style:list-level-properties>
      </text:list-level-style-number>
      <text:list-level-style-bullet text:level="2" text:style-name="Numbering_20_Symbols" style:num-suffix="." text:bullet-char="–">
        <style:list-level-properties text:list-level-position-and-space-mode="label-alignment">
          <style:list-level-label-alignment text:label-followed-by="space" fo:text-indent="7m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mm" fo:text-indent="-1.99mm" fo:margin-left="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9mm" fo:text-indent="-4.99mm" fo:margin-left="11.99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7.99mm" fo:margin-left="1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7.99mm" fo:text-indent="-10.99mm" fo:margin-left="17.99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14.01mm" fo:margin-left="21.01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01mm" fo:text-indent="-17mm" fo:margin-left="24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7.01mm" fo:text-indent="-20mm" fo:margin-left="27.01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23mm" fo:margin-left="30mm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8.86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1.5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2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6.96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9.6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3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5.0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7.7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4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4" text:consecutive-numbering="true">
      <text:list-level-style-bullet text:level="1" text:style-name="Character_5f_20_5f_style" style:num-suffix="." text:bullet-char="●">
        <style:list-level-properties text:list-level-position-and-space-mode="label-alignment">
          <style:list-level-label-alignment text:label-followed-by="listtab" text:list-tab-stop-position="15.35mm" fo:text-indent="-6.35mm" fo:margin-left="15.35mm"/>
        </style:list-level-properties>
        <style:text-properties style:font-name="Liberation Serif5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8.05mm" fo:text-indent="-6.35mm" fo:margin-left="28.05m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40.75mm" fo:text-indent="-6.35mm" fo:margin-left="40.75m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3.45mm" fo:text-indent="-6.35mm" fo:margin-left="53.45m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6.15mm" fo:text-indent="-6.35mm" fo:margin-left="66.15m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8.85mm" fo:text-indent="-6.35mm" fo:margin-left="78.85m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91.55mm" fo:text-indent="-6.35mm" fo:margin-left="91.55m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4.25mm" fo:text-indent="-6.35mm" fo:margin-left="104.25m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6.95mm" fo:text-indent="-6.35mm" fo:margin-left="116.95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5" text:consecutive-numbering="true">
      <text:list-level-style-bullet text:level="1" text:style-name="Character_5f_20_5f_style" style:num-suffix="." text:bullet-char="●">
        <style:list-level-properties text:list-level-position-and-space-mode="label-alignment">
          <style:list-level-label-alignment text:label-followed-by="listtab" fo:text-indent="-6.35mm" fo:margin-left="19.7mm"/>
        </style:list-level-properties>
        <style:text-properties style:font-name="Liberation Serif5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32.4m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45.1m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57.8m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70.5m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83.2m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95.9m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108.6m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121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●">
        <style:list-level-properties text:list-level-position-and-space-mode="label-alignment">
          <style:list-level-label-alignment text:label-followed-by="listtab" fo:text-indent="-6.35mm" fo:margin-left="19.7mm"/>
        </style:list-level-properties>
        <style:text-properties style:font-name="Liberation Serif5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32.4m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45.1m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57.8m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70.5m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83.2m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95.9m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108.6m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121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" text:consecutive-numbering="true">
      <text:list-level-style-bullet text:level="1" text:style-name="Character_5f_20_5f_style" style:num-suffix="." text:bullet-char="●">
        <style:list-level-properties text:list-level-position-and-space-mode="label-alignment">
          <style:list-level-label-alignment text:label-followed-by="listtab" fo:text-indent="-6.35mm" fo:margin-left="19.7mm"/>
        </style:list-level-properties>
        <style:text-properties style:font-name="Liberation Serif5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32.4m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45.1m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57.8m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70.5m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83.2m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95.9m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108.6m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121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3" style:family="table">
      <style:table-properties style:width="131mm" style:rel-width="100%" table:align="center" style:writing-mode="page"/>
    </style:style>
    <style:style style:name="Таблица3.A" style:family="table-column">
      <style:table-column-properties style:column-width="65.49mm" style:rel-column-width="3685*"/>
    </style:style>
    <style:style style:name="Таблица3.B" style:family="table-column">
      <style:table-column-properties style:column-width="65.51mm" style:rel-column-width="3686*"/>
    </style:style>
    <style:style style:name="Таблица3.A1" style:family="table-cell">
      <style:table-cell-properties fo:padding="0mm" fo:border="none"/>
    </style:style>
    <style:style style:name="Таблица4" style:family="table">
      <style:table-properties style:width="131mm" style:rel-width="100%" table:align="center" style:writing-mode="page"/>
    </style:style>
    <style:style style:name="Таблица4.A" style:family="table-column">
      <style:table-column-properties style:column-width="65.49mm" style:rel-column-width="3685*"/>
    </style:style>
    <style:style style:name="Таблица4.B" style:family="table-column">
      <style:table-column-properties style:column-width="65.51mm" style:rel-column-width="3686*"/>
    </style:style>
    <style:style style:name="Таблица4.A1" style:family="table-cell">
      <style:table-cell-properties fo:padding="0mm" fo:border="none"/>
    </style:style>
    <style:style style:name="Таблица8" style:family="table">
      <style:table-properties style:width="131mm" style:rel-width="100%" table:align="center" style:writing-mode="page"/>
    </style:style>
    <style:style style:name="Таблица8.A" style:family="table-column">
      <style:table-column-properties style:column-width="65.49mm" style:rel-column-width="3685*"/>
    </style:style>
    <style:style style:name="Таблица8.B" style:family="table-column">
      <style:table-column-properties style:column-width="65.51mm" style:rel-column-width="3686*"/>
    </style:style>
    <style:style style:name="Таблица8.A1" style:family="table-cell">
      <style:table-cell-properties fo:padding="0mm" fo:border="none"/>
    </style:style>
    <style:style style:name="Таблица11" style:family="table">
      <style:table-properties style:rel-width="100%" table:align="center" style:writing-mode="page"/>
    </style:style>
    <style:style style:name="Таблица11.A" style:family="table-column">
      <style:table-column-properties style:rel-column-width="7002*"/>
    </style:style>
    <style:style style:name="Таблица11.B" style:family="table-column">
      <style:table-column-properties style:rel-column-width="369*"/>
    </style:style>
    <style:style style:name="Таблица11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Таблица12" style:family="table">
      <style:table-properties style:rel-width="100%" table:align="center" style:writing-mode="page"/>
    </style:style>
    <style:style style:name="Таблица12.A" style:family="table-column">
      <style:table-column-properties style:rel-column-width="368*"/>
    </style:style>
    <style:style style:name="Таблица12.B" style:family="table-column">
      <style:table-column-properties style:rel-column-width="7003*"/>
    </style:style>
    <style:style style:name="Таблица12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MP1" style:family="paragraph" style:parent-style-name="Первая_20_страница">
      <style:paragraph-properties fo:margin-top="0mm" fo:margin-bottom="0mm" loext:contextual-spacing="false" fo:line-height="100%"/>
      <style:text-properties fo:font-size="10pt" officeooo:rsid="01695a52" officeooo:paragraph-rsid="01695a52" style:font-size-asian="10pt" style:font-size-complex="10pt"/>
    </style:style>
    <style:style style:name="MP2" style:family="paragraph" style:parent-style-name="Первая_20_страница">
      <style:paragraph-properties fo:line-height="100%"/>
      <style:text-properties fo:font-size="10pt" officeooo:rsid="01695a52" officeooo:paragraph-rsid="01695a52" style:font-size-asian="10pt" style:font-size-complex="10pt"/>
    </style:style>
    <style:style style:name="MP3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MP4" style:family="paragraph" style:parent-style-name="Первая_20_страница" style:master-page-name="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style:page-number="auto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officeooo:rsid="01695a52" officeooo:paragraph-rsid="01829447" style:font-size-asian="10pt" style:font-size-complex="10pt"/>
    </style:style>
    <style:style style:name="MP5" style:family="paragraph" style:parent-style-name="Первая_20_страница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officeooo:paragraph-rsid="01829447"/>
    </style:style>
    <style:style style:name="MP6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MP7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MP8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MP9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2e41d" officeooo:paragraph-rsid="0152e41d" style:font-weight-asian="bold" style:font-weight-complex="bold"/>
    </style:style>
    <style:style style:name="MP10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919272" style:font-size-asian="8pt" style:font-style-asian="normal" style:font-size-complex="8pt"/>
    </style:style>
    <style:style style:name="MP11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MP12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MP13" style:family="paragraph" style:parent-style-name="Первая_20_страница" style:master-page-name="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style:page-number="auto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officeooo:rsid="01695a52" officeooo:paragraph-rsid="01b1c745" style:font-size-asian="10pt" style:font-size-complex="10pt"/>
    </style:style>
    <style:style style:name="MP14" style:family="paragraph" style:parent-style-name="Первая_20_страница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officeooo:rsid="01695a52" officeooo:paragraph-rsid="01b1c745" style:font-size-asian="10pt" style:font-size-complex="10pt"/>
    </style:style>
    <style:style style:name="MP15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MP1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officeooo:paragraph-rsid="018a1a2d" style:font-size-asian="8pt" style:font-size-complex="8pt"/>
    </style:style>
    <style:style style:name="MP17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officeooo:paragraph-rsid="015acfd1" style:font-size-asian="8pt" style:font-size-complex="8pt"/>
    </style:style>
    <style:style style:name="MP18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MP19" style:family="paragraph" style:parent-style-name="Table_20_Contents">
      <style:paragraph-properties fo:line-height="100%" fo:text-align="end" style:justify-single-word="false"/>
      <style:text-properties fo:font-size="8pt" officeooo:paragraph-rsid="018a1a2d" style:font-size-asian="8pt" style:font-size-complex="8pt"/>
    </style:style>
    <style:style style:name="MP20" style:family="paragraph" style:parent-style-name="Footer">
      <style:text-properties fo:font-size="8pt" officeooo:paragraph-rsid="01a08e99" style:font-size-asian="8pt" style:font-size-complex="8pt"/>
    </style:style>
    <style:style style:name="MP21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officeooo:paragraph-rsid="01a0a580"/>
    </style:style>
    <style:style style:name="MP22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ac2ec0" style:font-style-asian="normal" style:font-style-complex="normal"/>
    </style:style>
    <style:style style:name="MP23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ize="11pt" fo:font-style="normal" officeooo:rsid="013adaa1" officeooo:paragraph-rsid="01a0a580" style:font-size-asian="11pt" style:font-style-asian="normal" style:font-size-complex="11pt" style:font-style-complex="normal"/>
    </style:style>
    <style:style style:name="MP24" style:family="paragraph" style:parent-style-name="Верхний_20_колонтитул_20_ле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officeooo:paragraph-rsid="01a0a580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officeooo:rsid="009c3fa3"/>
    </style:style>
    <style:style style:name="MT3" style:family="text">
      <style:text-properties officeooo:rsid="009f4cf9"/>
    </style:style>
    <style:style style:name="MT4" style:family="text">
      <style:text-properties officeooo:rsid="01829447"/>
    </style:style>
    <style:style style:name="MT5" style:family="text">
      <style:text-properties fo:font-size="10pt" officeooo:rsid="01695a52" style:font-size-asian="10pt" style:font-size-complex="10pt"/>
    </style:style>
    <style:style style:name="MT6" style:family="text">
      <style:text-properties fo:font-size="10pt" officeooo:rsid="01829447" style:font-size-asian="10pt" style:font-size-complex="10pt"/>
    </style:style>
    <style:style style:name="MT7" style:family="text">
      <style:text-properties officeooo:rsid="01a0a580"/>
    </style:style>
    <style:style style:name="MT8" style:family="text">
      <style:text-properties officeooo:rsid="01a1c188"/>
    </style:style>
    <style:style style:name="MT9" style:family="text">
      <style:text-properties style:font-name="Liberation Serif3" fo:language="en" fo:country="US"/>
    </style:style>
    <style:style style:name="MT10" style:family="text">
      <style:text-properties fo:font-style="normal" officeooo:rsid="018a1a2d" style:font-style-asian="normal"/>
    </style:style>
    <style:style style:name="MT11" style:family="text">
      <style:text-properties officeooo:rsid="018a1a2d"/>
    </style:style>
    <style:page-layout style:name="Mpm1">
      <style:page-layout-properties fo:page-width="175mm" fo:page-height="239.99mm" style:num-format="1" style:print-orientation="portrait" fo:margin-top="14.99mm" fo:margin-bottom="20mm" fo:margin-left="22mm" fo:margin-right="22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75mm" fo:page-height="297mm" style:num-format="1" style:print-orientation="portrait" fo:margin-top="20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75mm" fo:page-height="255.99mm" style:num-format="1" style:print-orientation="portrait" fo:margin-top="11.99mm" fo:margin-bottom="17.9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0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175mm" fo:page-height="255.01mm" style:num-format="1" style:print-orientation="portrait" fo:margin-top="11.99mm" fo:margin-bottom="17.9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175mm" fo:page-height="239.99mm" style:num-format="1" style:print-orientation="portrait" fo:margin-top="11.99mm" fo:margin-bottom="1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draw:fill-image-width="0mm" draw:fill-image-height="0mm" style:footnote-max-height="0mm">
        <style:footnote-sep style:width="0.18mm" style:distance-before-sep="1.01mm" style:line-style="solid" style:adjustment="left" style:rel-width="25%" style:color="#000000"/>
      </style:page-layout-properties>
      <style:header-style>
        <style:header-footer-properties fo:min-height="4mm" fo:margin-left="0mm" fo:margin-right="0mm" fo:margin-bottom="3mm" fo:background-color="transparent" style:dynamic-spacing="false" draw:fill="none" draw:fill-color="#729fcf"/>
      </style:header-style>
      <style:footer-style>
        <style:header-footer-properties fo:min-height="4mm" fo:margin-left="0mm" fo:margin-right="0mm" fo:margin-top="0mm" fo:background-color="transparent" style:dynamic-spacing="false" draw:fill="none" draw:fill-color="#729fcf"/>
      </style:footer-style>
    </style:page-layout>
    <style:page-layout style:name="Mpm6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fo:background-color="transparent" style:dynamic-spacing="false" draw:fill="none" draw:fill-color="#729fcf"/>
      </style:header-style>
      <style:footer-style/>
    </style:page-layout>
    <style:page-layout style:name="Mpm7">
      <style:page-layout-properties fo:page-width="175mm" fo:page-height="239.99mm" style:num-format="1" style:print-orientation="portrait" fo:margin-top="13mm" fo:margin-bottom="17mm" fo:margin-left="22mm" fo:margin-right="22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29.01mm" fo:page-height="175mm" style:num-format="1" style:print-orientation="landscape" fo:margin-top="22mm" fo:margin-bottom="22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175mm" fo:page-height="255.01mm" style:num-format="1" style:print-orientation="portrait" fo:margin-top="10mm" fo:margin-bottom="1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174.01mm" fo:page-height="175mm" style:num-format="1" style:print-orientation="landscape" fo:margin-top="22mm" fo:margin-bottom="22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3.7mm" fo:margin-left="0mm" fo:margin-right="0mm" fo:margin-bottom="2.7mm" fo:background-color="transparent" style:dynamic-spacing="false" draw:fill="none" draw:fill-color="#729fcf"/>
      </style:header-style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14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columns fo:column-count="1" fo:column-gap="0mm"/>
        <style:footnote-sep style:width="0.26mm" style:distance-before-sep="3mm" style:distance-after-sep="0.49mm" style:line-style="solid" style:adjustment="left" style:rel-width="22%" style:color="#000000"/>
      </style:page-layout-properties>
      <style:header-style>
        <style:header-footer-properties fo:min-height="2.01mm" fo:margin-left="0mm" fo:margin-right="0mm" fo:margin-bottom="1.01mm" fo:background-color="transparent" style:dynamic-spacing="false" draw:fill="none" draw:fill-color="#729fcf"/>
      </style:header-style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Endnote" style:hidden="true" style:page-layout-name="Mpm2"/>
    <style:master-page style:name="Left_20_Page" style:hidden="true" style:display-name="Left Page" style:page-layout-name="Mpm3" style:next-style-name="Right_20_Page">
      <style:header>
        <text:p text:style-name="Верхний_20_колонтитул_20_левая_20_страница"><text:span text:style-name="MT1"><text:page-number text:select-page="current">0</text:page-number></text:span><text:tab/><text:tab/><text:span text:style-name="MT2">Логика и философия</text:span></text:p>
      </style:header>
    </style:master-page>
    <style:master-page style:name="Right_20_Page" style:hidden="true" style:display-name="Right Page" style:page-layout-name="Mpm4" style:next-style-name="Left_20_Page">
      <style:header>
        <text:p text:style-name="Верхний_20_колонтитул_20_правая_20_страница"><text:span text:style-name="MT3">А.С. Карпенко. Сверхреализм. Часть 1: От мыслимого к возможному<text:tab/></text:span><text:span text:style-name="MT1"><text:page-number text:select-page="current">0</text:page-number></text:span></text:p>
      </style:header>
    </style:master-page>
    <style:master-page style:name="First_20_Page" style:hidden="true" style:display-name="First Page" style:page-layout-name="Mpm5" style:next-style-name="Титул_20_английский">
      <style:header>
        <text:p text:style-name="MP1">ISSN 2074-4870 (печатн.)</text:p>
        <text:p text:style-name="MP2">ISSN 2074-4897 (электр.)</text:p>
      </style:header>
      <style:footer>
        <text:p text:style-name="MP3">© Институт философии РАН, 2016</text:p>
      </style:footer>
    </style:master-page>
    <style:master-page style:name="Титул_20_английский" style:display-name="Титул английский" style:page-layout-name="Mpm5" style:next-style-name="В_20_номере">
      <style:header>
        <text:p text:style-name="MP4">ISSN 2074-4870 (<text:span text:style-name="MT4">Print)</text:span></text:p>
        <text:p text:style-name="MP5"><text:span text:style-name="MT5">ISSN 2074-4897 </text:span><text:span text:style-name="MT6">(Online)</text:span></text:p>
      </style:header>
      <style:footer>
        <text:p text:style-name="MP6">© Institute of Philosophy, Russian Academy of Sciences, <text:variable-get text:name="Год" style:data-style-name="N0">2019</text:variable-get></text:p>
      </style:footer>
    </style:master-page>
    <style:master-page style:name="В_20_номере" style:display-name="В номере" style:page-layout-name="Mpm6" style:next-style-name="Table_20_of_20_contents">
      <style:header>
        <table:table table:name="Таблица3" table:style-name="Таблица3">
          <table:table-column table:style-name="Таблица3.A"/>
          <table:table-column table:style-name="Таблица3.B"/>
          <table:table-row>
            <table:table-cell table:style-name="Таблица3.A1" office:value-type="string">
              <text:p text:style-name="MP7">Этическая мысль</text:p>
              <text:p text:style-name="MP7"><text:variable-get text:name="Год" style:data-style-name="N0">2019</text:variable-get>. Т. <text:variable-get text:name="Том" style:data-style-name="N0">19</text:variable-get>. <text:span text:style-name="MT7">№</text:span> <text:variable-get text:name="Номер" style:data-style-name="N0">1</text:variable-get></text:p>
            </table:table-cell>
            <table:table-cell table:style-name="Таблица3.A1" office:value-type="string">
              <text:p text:style-name="MP8">Ethical Thought</text:p>
              <text:p text:style-name="MP8"><text:variable-get text:name="Год" style:data-style-name="N0">2019</text:variable-get>, <text:span text:style-name="MT8">V</text:span>ol. <text:variable-get text:name="Том" style:data-style-name="N0">19</text:variable-get>, <text:span text:style-name="MT8">N</text:span>o. <text:variable-get text:name="Номер" style:data-style-name="N0">1</text:variable-get></text:p>
            </table:table-cell>
          </table:table-row>
        </table:table>
        <text:p text:style-name="MP9">СОДЕРЖАНИЕ</text:p>
      </style:header>
    </style:master-page>
    <style:master-page style:name="Table_20_of_20_contents" style:display-name="Table of contents" style:page-layout-name="Mpm6">
      <style:header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MP10">Этическая мысль</text:p>
              <text:p text:style-name="MP10"><text:variable-get text:name="Год" style:data-style-name="N0">2019</text:variable-get>. Т. <text:variable-get text:name="Том" style:data-style-name="N0">19</text:variable-get>. <text:span text:style-name="MT7">№</text:span> <text:variable-get text:name="Номер" style:data-style-name="N0">1</text:variable-get></text:p>
            </table:table-cell>
            <table:table-cell table:style-name="Таблица4.A1" office:value-type="string">
              <text:p text:style-name="MP11">Ethical Thought</text:p>
              <text:p text:style-name="MP11"><text:variable-get text:name="Год" style:data-style-name="N0">2019</text:variable-get>, <text:span text:style-name="MT8">V</text:span>ol. <text:variable-get text:name="Том" style:data-style-name="N0">19</text:variable-get>, <text:span text:style-name="MT8">N</text:span>o. <text:variable-get text:name="Номер" style:data-style-name="N0">1</text:variable-get></text:p>
            </table:table-cell>
          </table:table-row>
        </table:table>
        <text:p text:style-name="MP12">TABLE OF CONTENTS</text:p>
      </style:header>
    </style:master-page>
    <style:master-page style:name="Выпускная_20_страница" style:display-name="Выпускная страница" style:page-layout-name="Mpm7"/>
    <style:master-page style:name="Footnote" style:hidden="true" style:page-layout-name="Mpm8"/>
    <style:master-page style:name="Index" style:hidden="true" style:page-layout-name="Mpm9"/>
    <style:master-page style:name="Envelope" style:hidden="true" style:page-layout-name="Mpm10"/>
    <style:master-page style:name="HTML" style:hidden="true" style:page-layout-name="Mpm11"/>
    <style:master-page style:name="Landscape" style:page-layout-name="Mpm12"/>
    <style:master-page style:name="Титул_20_русский" style:display-name="Титул русский" style:page-layout-name="Mpm5" style:next-style-name="Титул_20_английский">
      <style:header>
        <text:p text:style-name="MP13">ISSN 2074-4870 (<text:span text:style-name="MT9">Print</text:span>)</text:p>
        <text:p text:style-name="MP14">ISSN 2074-4897 (<text:span text:style-name="MT9">Online</text:span>)</text:p>
      </style:header>
      <style:footer>
        <text:p text:style-name="MP3">© Институт философии РАН, <text:variable-get text:name="Год" style:data-style-name="N0">2019</text:variable-get></text:p>
      </style:footer>
    </style:master-page>
    <style:master-page style:name="Первая_20_страница_20_статьи" style:display-name="Первая страница статьи" style:page-layout-name="Mpm13" style:next-style-name="Страница_20_статьи">
      <style:header>
        <table:table table:name="Таблица8" table:style-name="Таблица8">
          <table:table-column table:style-name="Таблица8.A"/>
          <table:table-column table:style-name="Таблица8.B"/>
          <table:table-row>
            <table:table-cell table:style-name="Таблица8.A1" office:value-type="string">
              <text:p text:style-name="MP15">Этическая мысль</text:p>
              <text:p text:style-name="MP16"><text:span text:style-name="MT10"><text:variable-get text:name="Год" style:data-style-name="N0">2019</text:variable-get></text:span><text:span text:style-name="MT10">. Т. </text:span><text:span text:style-name="MT10"><text:variable-get text:name="Том" style:data-style-name="N0">19</text:variable-get></text:span><text:span text:style-name="MT10">. № </text:span><text:span text:style-name="MT10"><text:variable-get text:name="Номер" style:data-style-name="N0">1</text:variable-get></text:span><text:span text:style-name="MT10">. С. </text:span><text:span text:style-name="MT10"><text:page-number text:select-page="current">5</text:page-number></text:span><text:span text:style-name="MT10">–</text:span></text:p>
              <text:p text:style-name="MP17"/>
            </table:table-cell>
            <table:table-cell table:style-name="Таблица8.A1" office:value-type="string">
              <text:p text:style-name="MP18">Ethical Thought</text:p>
              <text:p text:style-name="MP19"><text:span text:style-name="MT11"><text:variable-get text:name="Год" style:data-style-name="N0">2019</text:variable-get></text:span><text:span text:style-name="MT11">, Vol. </text:span><text:span text:style-name="MT11"><text:variable-get text:name="Том" style:data-style-name="N0">19</text:variable-get></text:span><text:span text:style-name="MT11">, No. </text:span><text:span text:style-name="MT11"><text:variable-get text:name="Номер" style:data-style-name="N0">1</text:variable-get></text:span><text:span text:style-name="MT11">, pp. </text:span><text:span text:style-name="MT11"><text:page-number text:select-page="current">5</text:page-number></text:span><text:span text:style-name="MT11">–</text:span></text:p>
              <text:p text:style-name="MP19"><text:span text:style-name="MT11">DOI: 10.21146/2074-4870-</text:span><text:span text:style-name="MT11"><text:variable-get text:name="Год" style:data-style-name="N0">2019</text:variable-get></text:span><text:span text:style-name="MT11">-</text:span><text:span text:style-name="MT11"><text:variable-get text:name="Том" style:data-style-name="N0">19</text:variable-get></text:span><text:span text:style-name="MT11">-</text:span><text:span text:style-name="MT11"><text:variable-get text:name="Номер" style:data-style-name="N0">1</text:variable-get></text:span><text:span text:style-name="MT11">-</text:span><text:span text:style-name="MT11"><text:page-number text:select-page="current">5</text:page-number></text:span><text:span text:style-name="MT11">-</text:span></text:p>
            </table:table-cell>
          </table:table-row>
        </table:table>
      </style:header>
      <style:footer>
        <text:p text:style-name="MP20"/>
      </style:footer>
    </style:master-page>
    <style:master-page style:name="Страница_20_статьи" style:display-name="Страница статьи" style:page-layout-name="Mpm14">
      <style:header>
        <table:table table:name="Таблица11" table:style-name="Таблица11">
          <table:table-column table:style-name="Таблица11.A"/>
          <table:table-column table:style-name="Таблица11.B"/>
          <table:table-row>
            <table:table-cell table:style-name="Таблица11.A1" office:value-type="string">
              <text:p text:style-name="MP21"/>
            </table:table-cell>
            <table:table-cell table:style-name="Таблица11.A1" office:value-type="string">
              <text:p text:style-name="MP22"><text:page-number text:select-page="current">0</text:page-number></text:p>
            </table:table-cell>
          </table:table-row>
        </table:table>
      </style:header>
      <style:header-left>
        <table:table table:name="Таблица12" table:style-name="Таблица12">
          <table:table-column table:style-name="Таблица12.A"/>
          <table:table-column table:style-name="Таблица12.B"/>
          <table:table-row>
            <table:table-cell table:style-name="Таблица12.A1" office:value-type="string">
              <text:p text:style-name="MP23"><text:page-number text:select-page="current">0</text:page-number></text:p>
            </table:table-cell>
            <table:table-cell table:style-name="Таблица12.A1" office:value-type="string">
              <text:p text:style-name="MP24"/>
            </table:table-cell>
          </table:table-row>
        </table:table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4:08:02.942605337</meta:creation-date>
    <meta:generator>LibreOffice/6.1.6.3$Linux_X86_64 LibreOffice_project/5896ab1714085361c45cf540f76f60673dd96a72</meta:generator>
    <meta:editing-duration>PT6H10M49S</meta:editing-duration>
    <meta:editing-cycles>57</meta:editing-cycles>
    <dc:date>2019-06-03T13:18:56.321175359</dc:date>
    <meta:document-statistic meta:table-count="9" meta:image-count="0" meta:object-count="0" meta:page-count="9" meta:paragraph-count="183" meta:word-count="1839" meta:character-count="13960" meta:non-whitespace-character-count="12295"/>
  </office:meta>
</office:document-meta>
</file>